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alibri" svg:font-family="Calibri" style:font-family-generic="swiss"/>
    <style:font-face style:name="Microsoft Sans Serif" svg:font-family="'Microsoft Sans Serif'" style:font-family-generic="swiss"/>
    <style:font-face style:name="Segoe UI Symbol" svg:font-family="'Segoe UI Symbol'" style:font-family-generic="swiss"/>
    <style:font-face style:name="Times New Roman" svg:font-family="'Times New Roman'" style:font-family-generic="swiss"/>
    <style:font-face style:name="Courier New" svg:font-family="'Courier New'" style:font-adornments="Normal" style:font-family-generic="modern" style:font-pitch="fixed"/>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Segoe UI Symbol1" svg:font-family="'Segoe UI 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table-properties style:width="16.984cm" fo:margin-left="-0.191cm" fo:margin-top="0cm" fo:margin-bottom="0cm" table:align="left" style:writing-mode="lr-tb"/>
    </style:style>
    <style:style style:name="Tabla1.A" style:family="table-column">
      <style:table-column-properties style:column-width="8.241cm"/>
    </style:style>
    <style:style style:name="Tabla1.B" style:family="table-column">
      <style:table-column-properties style:column-width="4.501cm"/>
    </style:style>
    <style:style style:name="Tabla1.C" style:family="table-column">
      <style:table-column-properties style:column-width="4.242cm"/>
    </style:style>
    <style:style style:name="Tabla1.1" style:family="table-row">
      <style:table-row-properties style:keep-together="true" fo:keep-together="auto"/>
    </style:style>
    <style:style style:name="Tabla1.A1" style:family="table-cell">
      <style:table-cell-properties fo:padding-left="0.191cm" fo:padding-right="0.191cm" fo:padding-top="0cm" fo:padding-bottom="0cm" fo:border="0.018cm solid #00000a"/>
    </style:style>
    <style:style style:name="Tabla2" style:family="table">
      <style:table-properties style:width="16.984cm" fo:margin-left="-0.191cm" fo:margin-top="0cm" fo:margin-bottom="0cm" table:align="left" style:writing-mode="lr-tb"/>
    </style:style>
    <style:style style:name="Tabla2.A" style:family="table-column">
      <style:table-column-properties style:column-width="8.241cm"/>
    </style:style>
    <style:style style:name="Tabla2.B" style:family="table-column">
      <style:table-column-properties style:column-width="4.501cm"/>
    </style:style>
    <style:style style:name="Tabla2.C" style:family="table-column">
      <style:table-column-properties style:column-width="4.242cm"/>
    </style:style>
    <style:style style:name="Tabla2.1" style:family="table-row">
      <style:table-row-properties style:keep-together="true" fo:keep-together="auto"/>
    </style:style>
    <style:style style:name="Tabla2.A1" style:family="table-cell">
      <style:table-cell-properties fo:padding-left="0.191cm" fo:padding-right="0.191cm" fo:padding-top="0cm" fo:padding-bottom="0cm" fo:border="0.018cm solid #00000a"/>
    </style:style>
    <style:style style:name="Tabla3" style:family="table">
      <style:table-properties style:width="16.984cm" fo:margin-left="-0.191cm" fo:margin-top="0cm" fo:margin-bottom="0cm" table:align="left" style:writing-mode="lr-tb"/>
    </style:style>
    <style:style style:name="Tabla3.A" style:family="table-column">
      <style:table-column-properties style:column-width="8.241cm"/>
    </style:style>
    <style:style style:name="Tabla3.B" style:family="table-column">
      <style:table-column-properties style:column-width="4.501cm"/>
    </style:style>
    <style:style style:name="Tabla3.C" style:family="table-column">
      <style:table-column-properties style:column-width="4.242cm"/>
    </style:style>
    <style:style style:name="Tabla3.1" style:family="table-row">
      <style:table-row-properties style:keep-together="true" fo:keep-together="auto"/>
    </style:style>
    <style:style style:name="Tabla3.A1" style:family="table-cell">
      <style:table-cell-properties fo:padding-left="0.191cm" fo:padding-right="0.191cm" fo:padding-top="0cm" fo:padding-bottom="0cm" fo:border="0.018cm solid #00000a"/>
    </style:style>
    <style:style style:name="Tabla4" style:family="table">
      <style:table-properties style:width="16.984cm" fo:margin-left="-0.191cm" fo:margin-top="0cm" fo:margin-bottom="0cm" table:align="left" style:writing-mode="lr-tb"/>
    </style:style>
    <style:style style:name="Tabla4.A" style:family="table-column">
      <style:table-column-properties style:column-width="4.246cm"/>
    </style:style>
    <style:style style:name="Tabla4.C" style:family="table-column">
      <style:table-column-properties style:column-width="4.242cm"/>
    </style:style>
    <style:style style:name="Tabla4.D" style:family="table-column">
      <style:table-column-properties style:column-width="4.251cm"/>
    </style:style>
    <style:style style:name="Tabla4.1" style:family="table-row">
      <style:table-row-properties style:keep-together="true" fo:keep-together="auto"/>
    </style:style>
    <style:style style:name="Tabla4.A1" style:family="table-cell">
      <style:table-cell-properties style:vertical-align="middle" fo:padding-left="0.191cm" fo:padding-right="0.191cm" fo:padding-top="0cm" fo:padding-bottom="0cm" fo:border="0.018cm solid #00000a"/>
    </style:style>
    <style:style style:name="Tabla5" style:family="table">
      <style:table-properties style:width="16.993cm" fo:margin-left="-0.191cm" fo:margin-top="0cm" fo:margin-bottom="0cm" table:align="left" style:writing-mode="lr-tb"/>
    </style:style>
    <style:style style:name="Tabla5.A" style:family="table-column">
      <style:table-column-properties style:column-width="3.328cm"/>
    </style:style>
    <style:style style:name="Tabla5.B" style:family="table-column">
      <style:table-column-properties style:column-width="3.036cm"/>
    </style:style>
    <style:style style:name="Tabla5.C" style:family="table-column">
      <style:table-column-properties style:column-width="0.513cm"/>
    </style:style>
    <style:style style:name="Tabla5.D" style:family="table-column">
      <style:table-column-properties style:column-width="3.127cm"/>
    </style:style>
    <style:style style:name="Tabla5.E" style:family="table-column">
      <style:table-column-properties style:column-width="3.642cm"/>
    </style:style>
    <style:style style:name="Tabla5.F" style:family="table-column">
      <style:table-column-properties style:column-width="3.346cm"/>
    </style:style>
    <style:style style:name="Tabla5.1" style:family="table-row">
      <style:table-row-properties style:min-row-height="0.471cm" style:keep-together="true" fo:keep-together="auto"/>
    </style:style>
    <style:style style:name="Tabla5.A1" style:family="table-cell">
      <style:table-cell-properties fo:padding-left="0.191cm" fo:padding-right="0.191cm" fo:padding-top="0cm" fo:padding-bottom="0cm" fo:border="0.018cm solid #00000a"/>
    </style:style>
    <style:style style:name="Tabla5.2" style:family="table-row">
      <style:table-row-properties style:min-row-height="1.743cm" style:keep-together="true" fo:keep-together="auto"/>
    </style:style>
    <style:style style:name="Tabla5.A2" style:family="table-cell">
      <style:table-cell-properties style:vertical-align="middle" fo:padding-left="0.191cm" fo:padding-right="0.191cm" fo:padding-top="0cm" fo:padding-bottom="0cm" fo:border="0.018cm solid #00000a"/>
    </style:style>
    <style:style style:name="Tabla5.3" style:family="table-row">
      <style:table-row-properties style:min-row-height="0.58cm" style:keep-together="true" fo:keep-together="auto"/>
    </style:style>
    <style:style style:name="Tabla6" style:family="table">
      <style:table-properties style:width="6.729cm" fo:margin-left="-0.191cm" fo:margin-top="0cm" fo:margin-bottom="0cm" table:align="left" style:writing-mode="lr-tb"/>
    </style:style>
    <style:style style:name="Tabla6.A" style:family="table-column">
      <style:table-column-properties style:column-width="6.729cm"/>
    </style:style>
    <style:style style:name="Tabla6.1" style:family="table-row">
      <style:table-row-properties style:min-row-height="0.429cm" style:keep-together="true" fo:keep-together="auto"/>
    </style:style>
    <style:style style:name="Tabla6.A1" style:family="table-cell">
      <style:table-cell-properties fo:padding-left="0.191cm" fo:padding-right="0.191cm" fo:padding-top="0cm" fo:padding-bottom="0cm" fo:border="0.018cm solid #00000a"/>
    </style:style>
    <style:style style:name="Tabla6.2" style:family="table-row">
      <style:table-row-properties style:min-row-height="0.557cm" style:keep-together="true" fo:keep-together="auto"/>
    </style:style>
    <style:style style:name="Tabla7" style:family="table">
      <style:table-properties style:width="15.24cm" fo:margin-left="-0.191cm" fo:margin-top="0cm" fo:margin-bottom="0cm" table:align="left" style:writing-mode="lr-tb"/>
    </style:style>
    <style:style style:name="Tabla7.A" style:family="table-column">
      <style:table-column-properties style:column-width="8.505cm"/>
    </style:style>
    <style:style style:name="Tabla7.B" style:family="table-column">
      <style:table-column-properties style:column-width="5.106cm"/>
    </style:style>
    <style:style style:name="Tabla7.C" style:family="table-column">
      <style:table-column-properties style:column-width="1.628cm"/>
    </style:style>
    <style:style style:name="Tabla7.1" style:family="table-row">
      <style:table-row-properties style:min-row-height="0.423cm" style:keep-together="true" fo:keep-together="auto"/>
    </style:style>
    <style:style style:name="Tabla7.A1" style:family="table-cell">
      <style:table-cell-properties fo:padding-left="0.191cm" fo:padding-right="0.191cm" fo:padding-top="0cm" fo:padding-bottom="0cm" fo:border-left="0.018cm solid #000001" fo:border-right="none" fo:border-top="0.018cm solid #000001" fo:border-bottom="0.018cm solid #000001"/>
    </style:style>
    <style:style style:name="Tabla7.B1" style:family="table-cell">
      <style:table-cell-properties fo:padding-left="0.191cm" fo:padding-right="0.191cm" fo:padding-top="0cm" fo:padding-bottom="0cm" fo:border-left="none" fo:border-right="none" fo:border-top="none" fo:border-bottom="0.018cm solid #000001"/>
    </style:style>
    <style:style style:name="Tabla7.2" style:family="table-row">
      <style:table-row-properties style:min-row-height="0.794cm" style:keep-together="true" fo:keep-together="auto"/>
    </style:style>
    <style:style style:name="Tabla7.A2" style:family="table-cell">
      <style:table-cell-properties fo:background-color="#ededed" fo:padding-left="0.191cm" fo:padding-right="0.191cm" fo:padding-top="0cm" fo:padding-bottom="0cm" fo:border="0.018cm solid #000001">
        <style:background-image/>
      </style:table-cell-properties>
    </style:style>
    <style:style style:name="Tabla7.B2" style:family="table-cell">
      <style:table-cell-properties fo:padding-left="0.191cm" fo:padding-right="0.191cm" fo:padding-top="0cm" fo:padding-bottom="0cm" fo:border="0.018cm solid #000001"/>
    </style:style>
    <style:style style:name="Tabla7.8" style:family="table-row">
      <style:table-row-properties style:min-row-height="0.82cm" style:keep-together="true" fo:keep-together="auto"/>
    </style:style>
    <style:style style:name="Tabla7.16" style:family="table-row">
      <style:table-row-properties style:min-row-height="0.422cm" style:keep-together="true" fo:keep-together="auto"/>
    </style:style>
    <style:style style:name="Tabla7.19" style:family="table-row">
      <style:table-row-properties style:min-row-height="1.614cm" style:keep-together="true" fo:keep-together="auto"/>
    </style:style>
    <style:style style:name="Tabla7.A19" style:family="table-cell">
      <style:table-cell-properties fo:padding-left="0.191cm" fo:padding-right="0.191cm" fo:padding-top="0cm" fo:padding-bottom="0cm" fo:border-left="none" fo:border-right="0.018cm solid #000001" fo:border-top="0.018cm solid #000001" fo:border-bottom="0.018cm solid #000001"/>
    </style:style>
    <style:style style:name="Tabla7.21" style:family="table-row">
      <style:table-row-properties style:min-row-height="0.503cm" style:keep-together="true" fo:keep-together="auto"/>
    </style:style>
    <style:style style:name="Tabla8" style:family="table">
      <style:table-properties style:width="17.745cm" fo:margin-left="-0.191cm" fo:margin-top="0cm" fo:margin-bottom="0cm" table:align="left" style:writing-mode="lr-tb"/>
    </style:style>
    <style:style style:name="Tabla8.A" style:family="table-column">
      <style:table-column-properties style:column-width="7.387cm"/>
    </style:style>
    <style:style style:name="Tabla8.B" style:family="table-column">
      <style:table-column-properties style:column-width="5.858cm"/>
    </style:style>
    <style:style style:name="Tabla8.C" style:family="table-column">
      <style:table-column-properties style:column-width="4.5cm"/>
    </style:style>
    <style:style style:name="Tabla8.1" style:family="table-row">
      <style:table-row-properties style:min-row-height="0.815cm" style:keep-together="true" fo:keep-together="auto"/>
    </style:style>
    <style:style style:name="Tabla8.A1" style:family="table-cell">
      <style:table-cell-properties fo:padding-left="0.191cm" fo:padding-right="0.191cm" fo:padding-top="0cm" fo:padding-bottom="0cm" fo:border="0.018cm solid #000001"/>
    </style:style>
    <style:style style:name="Tabla8.2" style:family="table-row">
      <style:table-row-properties style:min-row-height="0.423cm" style:keep-together="true" fo:keep-together="auto"/>
    </style:style>
    <style:style style:name="Tabla8.7" style:family="table-row">
      <style:table-row-properties style:min-row-height="0.82cm" style:keep-together="true" fo:keep-together="auto"/>
    </style:style>
    <style:style style:name="Tabla8.12" style:family="table-row">
      <style:table-row-properties style:min-row-height="0.422cm" style:keep-together="true" fo:keep-together="auto"/>
    </style:style>
    <style:style style:name="Tabla8.18" style:family="table-row">
      <style:table-row-properties style:min-row-height="0.425cm" style:keep-together="true" fo:keep-together="auto"/>
    </style:style>
    <style:style style:name="Tabla8.A18" style:family="table-cell">
      <style:table-cell-properties fo:background-color="#ededed" fo:padding-left="0.191cm" fo:padding-right="0.191cm" fo:padding-top="0cm" fo:padding-bottom="0cm" fo:border="0.018cm solid #000001">
        <style:background-image/>
      </style:table-cell-properties>
    </style:style>
    <style:style style:name="Tabla9" style:family="table">
      <style:table-properties style:width="16.993cm" fo:margin-left="-0.191cm" fo:margin-top="0cm" fo:margin-bottom="0cm" table:align="left" style:writing-mode="lr-tb"/>
    </style:style>
    <style:style style:name="Tabla9.A" style:family="table-column">
      <style:table-column-properties style:column-width="6.765cm"/>
    </style:style>
    <style:style style:name="Tabla9.B" style:family="table-column">
      <style:table-column-properties style:column-width="7.486cm"/>
    </style:style>
    <style:style style:name="Tabla9.C" style:family="table-column">
      <style:table-column-properties style:column-width="2.743cm"/>
    </style:style>
    <style:style style:name="Tabla9.1" style:family="table-row">
      <style:table-row-properties style:min-row-height="0.42cm" style:keep-together="true" fo:keep-together="auto"/>
    </style:style>
    <style:style style:name="Tabla9.A1" style:family="table-cell">
      <style:table-cell-properties fo:padding-left="0.191cm" fo:padding-right="0.191cm" fo:padding-top="0cm" fo:padding-bottom="0cm" fo:border="0.018cm solid #000001"/>
    </style:style>
    <style:style style:name="Tabla9.B1" style:family="table-cell">
      <style:table-cell-properties fo:padding-left="0.191cm" fo:padding-right="0.191cm" fo:padding-top="0cm" fo:padding-bottom="0cm" fo:border-left="0.018cm solid #000001" fo:border-right="0.018cm solid #000001" fo:border-top="none" fo:border-bottom="0.018cm solid #000001"/>
    </style:style>
    <style:style style:name="Tabla9.2" style:family="table-row">
      <style:table-row-properties style:min-row-height="0.423cm" style:keep-together="true" fo:keep-together="auto"/>
    </style:style>
    <style:style style:name="Tabla9.12" style:family="table-row">
      <style:table-row-properties style:min-row-height="0.422cm" style:keep-together="true" fo:keep-together="auto"/>
    </style:style>
    <style:style style:name="Tabla9.14" style:family="table-row">
      <style:table-row-properties style:min-row-height="1.508cm" style:keep-together="true" fo:keep-together="auto"/>
    </style:style>
    <style:style style:name="Tabla10" style:family="table">
      <style:table-properties style:width="17cm" fo:margin-left="-0.191cm" fo:margin-top="0cm" fo:margin-bottom="0cm" table:align="left" style:writing-mode="lr-tb"/>
    </style:style>
    <style:style style:name="Tabla10.A" style:family="table-column">
      <style:table-column-properties style:column-width="3.399cm"/>
    </style:style>
    <style:style style:name="Tabla10.B" style:family="table-column">
      <style:table-column-properties style:column-width="3.401cm"/>
    </style:style>
    <style:style style:name="Tabla10.C" style:family="table-column">
      <style:table-column-properties style:column-width="3.395cm"/>
    </style:style>
    <style:style style:name="Tabla10.E" style:family="table-column">
      <style:table-column-properties style:column-width="3.404cm"/>
    </style:style>
    <style:style style:name="Tabla10.1" style:family="table-row">
      <style:table-row-properties style:min-row-height="1cm" style:keep-together="true" fo:keep-together="auto"/>
    </style:style>
    <style:style style:name="Tabla10.A1" style:family="table-cell">
      <style:table-cell-properties fo:background-color="#dce7ca" fo:padding-left="0.191cm" fo:padding-right="0.191cm" fo:padding-top="0cm" fo:padding-bottom="0cm" fo:border="0.002cm solid #000001">
        <style:background-image/>
      </style:table-cell-properties>
    </style:style>
    <style:style style:name="Tabla10.2" style:family="table-row">
      <style:table-row-properties style:min-row-height="0.591cm" style:keep-together="true" fo:keep-together="auto"/>
    </style:style>
    <style:style style:name="Tabla10.3" style:family="table-row">
      <style:table-row-properties style:min-row-height="0.594cm" style:keep-together="true" fo:keep-together="auto"/>
    </style:style>
    <style:style style:name="P1" style:family="paragraph" style:parent-style-name="Standard">
      <style:text-properties style:font-name="Calibri" style:font-name-complex="Calibri1"/>
    </style:style>
    <style:style style:name="P2" style:family="paragraph" style:parent-style-name="Standard">
      <style:paragraph-properties fo:text-align="justify" style:justify-single-word="false"/>
      <style:text-properties style:font-name="Calibri" style:font-name-complex="Calibri1"/>
    </style:style>
    <style:style style:name="P3" style:family="paragraph" style:parent-style-name="Standard">
      <style:paragraph-properties fo:text-align="center" style:justify-single-word="false"/>
      <style:text-properties style:font-name="Calibri" style:font-name-complex="Calibri1"/>
    </style:style>
    <style:style style:name="P4" style:family="paragraph" style:parent-style-name="Standard">
      <style:paragraph-properties fo:text-align="center" style:justify-single-word="false"/>
      <style:text-properties style:font-name="Calibri" fo:font-weight="bold" style:font-weight-asian="bold" style:font-name-complex="Calibri1" style:font-weight-complex="bold"/>
    </style:style>
    <style:style style:name="P5" style:family="paragraph" style:parent-style-name="Standard">
      <style:paragraph-properties fo:text-align="justify" style:justify-single-word="false"/>
      <style:text-properties style:font-name="Calibri" fo:font-weight="bold" style:font-weight-asian="bold" style:font-name-complex="Calibri1" style:font-weight-complex="bold"/>
    </style:style>
    <style:style style:name="P6" style:family="paragraph" style:parent-style-name="Standard">
      <style:paragraph-properties fo:text-align="center" style:justify-single-word="false"/>
      <style:text-properties style:font-name="Calibri" fo:language="es" fo:country="ES" style:font-name-complex="Calibri1"/>
    </style:style>
    <style:style style:name="P7" style:family="paragraph" style:parent-style-name="Standard">
      <style:paragraph-properties fo:text-align="justify" style:justify-single-word="false"/>
      <style:text-properties style:font-name="Calibri" fo:language="es" fo:country="ES" style:font-name-complex="Calibri1"/>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fo:color="#000000" style:font-name="Calibri" style:font-name-complex="Calibri1"/>
    </style:style>
    <style:style style:name="P10" style:family="paragraph" style:parent-style-name="Standard">
      <style:text-properties fo:color="#000000" style:font-name="Calibri" fo:language="es" fo:country="ES" fo:font-weight="bold" style:language-asian="en" style:country-asian="US" style:font-weight-asian="bold" style:font-name-complex="Calibri1" style:font-weight-complex="bold"/>
    </style:style>
    <style:style style:name="P11" style:family="paragraph" style:parent-style-name="Standard">
      <style:paragraph-properties fo:margin-left="0cm" fo:margin-right="0cm" fo:text-align="justify" style:justify-single-word="false" fo:text-indent="1.249cm" style:auto-text-indent="false"/>
    </style:style>
    <style:style style:name="P12" style:family="paragraph" style:parent-style-name="Standard">
      <style:paragraph-properties fo:margin-top="0cm" fo:margin-bottom="0.353cm" fo:line-height="115%"/>
    </style:style>
    <style:style style:name="P13" style:family="paragraph" style:parent-style-name="Standard">
      <style:paragraph-properties fo:margin-left="1.27cm" fo:margin-right="0cm" fo:margin-top="0.049cm" fo:margin-bottom="0.049cm" fo:text-indent="0cm" style:auto-text-indent="false"/>
    </style:style>
    <style:style style:name="P14" style:family="paragraph" style:parent-style-name="Normal_20__28_Web_29_">
      <style:paragraph-properties fo:margin-left="1.27cm" fo:margin-right="0cm" fo:text-align="justify" style:justify-single-word="false" fo:text-indent="0cm" style:auto-text-indent="false"/>
    </style:style>
    <style:style style:name="P15" style:family="paragraph" style:parent-style-name="Standard">
      <style:paragraph-properties fo:margin-left="2.004cm" fo:margin-right="0cm" fo:margin-top="0.002cm" fo:margin-bottom="0cm" fo:text-indent="0cm" style:auto-text-indent="false"/>
    </style:style>
    <style:style style:name="P16" style:family="paragraph" style:parent-style-name="Standard">
      <style:paragraph-properties fo:margin-left="2.004cm" fo:margin-right="0cm" fo:margin-top="0.002cm" fo:margin-bottom="0cm" fo:text-indent="0cm" style:auto-text-indent="false"/>
      <style:text-properties style:font-name="Arial1" fo:font-size="10pt" fo:font-weight="bold" style:font-size-asian="10pt" style:font-weight-asian="bold"/>
    </style:style>
    <style:style style:name="P17" style:family="paragraph" style:parent-style-name="Standard">
      <style:paragraph-properties fo:margin-left="3.253cm" fo:margin-right="0cm" fo:text-indent="0cm" style:auto-text-indent="false"/>
      <style:text-properties style:font-name="Arial1" fo:font-size="10pt" fo:font-weight="bold" style:font-size-asian="10pt" style:font-weight-asian="bold"/>
    </style:style>
    <style:style style:name="P18" style:family="paragraph" style:parent-style-name="Standard">
      <style:paragraph-properties fo:margin-left="3.253cm" fo:margin-right="0cm" fo:text-indent="0cm" style:auto-text-indent="false"/>
      <style:text-properties style:font-name="Calibri" fo:font-size="10pt" fo:font-weight="bold" style:font-size-asian="10pt" style:font-weight-asian="bold" style:font-name-complex="Calibri1"/>
    </style:style>
    <style:style style:name="P19" style:family="paragraph" style:parent-style-name="Standard">
      <style:paragraph-properties fo:margin-left="0.25cm" fo:margin-right="0cm" fo:text-indent="0cm" style:auto-text-indent="false"/>
    </style:style>
    <style:style style:name="P20" style:family="paragraph" style:parent-style-name="Standard">
      <style:paragraph-properties fo:margin-left="0.25cm" fo:margin-right="0cm" fo:margin-top="0.201cm" fo:margin-bottom="0cm" fo:text-indent="0cm" style:auto-text-indent="false"/>
    </style:style>
    <style:style style:name="P21" style:family="paragraph" style:parent-style-name="Standard">
      <style:paragraph-properties fo:margin-left="1.251cm" fo:margin-right="0cm" fo:margin-top="0.206cm" fo:margin-bottom="0cm" fo:text-indent="0cm" style:auto-text-indent="false"/>
    </style:style>
    <style:style style:name="P22" style:family="paragraph" style:parent-style-name="Standard">
      <style:paragraph-properties fo:margin-left="1.251cm" fo:margin-right="0cm" fo:margin-top="0.206cm" fo:margin-bottom="0cm" fo:text-indent="0cm" style:auto-text-indent="false"/>
      <style:text-properties style:font-name="Calibri" fo:font-size="10pt" style:font-size-asian="10pt" style:font-name-complex="Calibri1"/>
    </style:style>
    <style:style style:name="P23" style:family="paragraph" style:parent-style-name="Standard">
      <style:paragraph-properties fo:margin-top="0.141cm" fo:margin-bottom="0cm"/>
    </style:style>
    <style:style style:name="P24" style:family="paragraph" style:parent-style-name="Standard">
      <style:paragraph-properties fo:margin-top="0.21cm" fo:margin-bottom="0cm"/>
    </style:style>
    <style:style style:name="P25" style:family="paragraph" style:parent-style-name="Text_20_body">
      <style:paragraph-properties fo:margin-top="0.002cm" fo:margin-bottom="0cm"/>
      <style:text-properties style:font-name="Calibri" fo:font-size="5pt" style:font-size-asian="5pt" style:font-name-complex="Calibri1"/>
    </style:style>
    <style:style style:name="P26" style:family="paragraph" style:parent-style-name="List_20_Paragraph">
      <style:paragraph-properties fo:text-align="justify" style:justify-single-word="false"/>
      <style:text-properties style:font-name="Calibri" fo:font-weight="bold" style:font-weight-asian="bold" style:font-name-complex="Calibri1" style:font-weight-complex="bold"/>
    </style:style>
    <style:style style:name="P27" style:family="paragraph" style:parent-style-name="Normal_20__28_Web_29_">
      <style:paragraph-properties fo:margin-left="1.752cm" fo:margin-right="0cm" fo:margin-top="0.423cm" fo:margin-bottom="0.423cm" style:line-height-at-least="0.529cm" fo:text-indent="0cm" style:auto-text-indent="false"/>
    </style:style>
    <style:style style:name="P28" style:family="paragraph" style:parent-style-name="Table_20_Paragraph">
      <style:paragraph-properties fo:text-align="center" style:justify-single-word="false" fo:orphans="0" fo:widows="0"/>
      <style:text-properties style:font-name="Calibri" fo:font-size="11pt" fo:language="en" fo:country="US" style:font-size-asian="11pt" style:font-name-complex="Calibri1" style:font-size-complex="11pt"/>
    </style:style>
    <style:style style:name="P29" style:family="paragraph" style:parent-style-name="Table_20_Paragraph">
      <style:paragraph-properties fo:orphans="0" fo:widows="0"/>
      <style:text-properties style:font-name="Calibri" fo:font-size="11pt" fo:language="en" fo:country="US" style:font-size-asian="11pt" style:font-name-complex="Calibri1" style:font-size-complex="11pt"/>
    </style:style>
    <style:style style:name="P30" style:family="paragraph" style:parent-style-name="Table_20_Paragraph">
      <style:paragraph-properties fo:orphans="0" fo:widows="0"/>
      <style:text-properties style:font-name="Calibri" fo:language="en" fo:country="US" fo:font-weight="bold" style:font-weight-asian="bold" style:font-name-complex="Calibri1" style:font-size-complex="11pt"/>
    </style:style>
    <style:style style:name="P31" style:family="paragraph" style:parent-style-name="Table_20_Paragraph">
      <style:paragraph-properties fo:text-align="center" style:justify-single-word="false" fo:orphans="0" fo:widows="0"/>
      <style:text-properties style:font-name="Calibri" fo:language="en" fo:country="US" fo:font-weight="bold" style:font-weight-asian="bold" style:font-name-complex="Calibri1" style:font-size-complex="11pt"/>
    </style:style>
    <style:style style:name="P32" style:family="paragraph" style:parent-style-name="Table_20_Paragraph">
      <style:paragraph-properties fo:margin-left="0.034cm" fo:margin-right="0cm" fo:line-height="0.381cm" fo:orphans="0" fo:widows="0" fo:text-indent="0cm" style:auto-text-indent="false"/>
      <style:text-properties fo:language="en" fo:country="US" style:font-size-complex="11pt"/>
    </style:style>
    <style:style style:name="P33" style:family="paragraph" style:parent-style-name="Table_20_Paragraph">
      <style:paragraph-properties fo:margin-left="0.034cm" fo:margin-right="0cm" fo:line-height="0.37cm" fo:orphans="0" fo:widows="0" fo:text-indent="0cm" style:auto-text-indent="false">
        <style:tab-stops>
          <style:tab-stop style:position="0.739cm"/>
          <style:tab-stop style:position="1.976cm"/>
          <style:tab-stop style:position="3.498cm"/>
          <style:tab-stop style:position="4.256cm"/>
        </style:tab-stops>
      </style:paragraph-properties>
      <style:text-properties fo:language="en" fo:country="US" style:font-size-complex="11pt"/>
    </style:style>
    <style:style style:name="P34" style:family="paragraph" style:parent-style-name="Table_20_Paragraph">
      <style:paragraph-properties fo:margin-left="0.034cm" fo:margin-right="0cm" fo:line-height="0.388cm" fo:orphans="0" fo:widows="0" fo:text-indent="0cm" style:auto-text-indent="false"/>
      <style:text-properties fo:language="en" fo:country="US" style:font-size-complex="11pt"/>
    </style:style>
    <style:style style:name="P35" style:family="paragraph" style:parent-style-name="Table_20_Paragraph">
      <style:paragraph-properties fo:margin-left="0.034cm" fo:margin-right="0cm" fo:line-height="97%" fo:orphans="0" fo:widows="0" fo:text-indent="0cm" style:auto-text-indent="false"/>
      <style:text-properties fo:language="en" fo:country="US" style:font-size-complex="11pt"/>
    </style:style>
    <style:style style:name="P36" style:family="paragraph" style:parent-style-name="Table_20_Paragraph">
      <style:paragraph-properties fo:margin-left="0.034cm" fo:margin-right="0cm" fo:line-height="0.386cm" fo:orphans="0" fo:widows="0" fo:text-indent="0cm" style:auto-text-indent="false"/>
      <style:text-properties fo:language="en" fo:country="US" style:font-size-complex="11pt"/>
    </style:style>
    <style:style style:name="P37" style:family="paragraph" style:parent-style-name="Table_20_Paragraph">
      <style:paragraph-properties fo:margin-left="0.034cm" fo:margin-right="0cm" fo:line-height="0.372cm" fo:orphans="0" fo:widows="0" fo:text-indent="0cm" style:auto-text-indent="false">
        <style:tab-stops>
          <style:tab-stop style:position="3.75cm"/>
          <style:tab-stop style:position="4.708cm"/>
        </style:tab-stops>
      </style:paragraph-properties>
      <style:text-properties fo:language="en" fo:country="US" style:font-size-complex="11pt"/>
    </style:style>
    <style:style style:name="P38" style:family="paragraph" style:parent-style-name="Table_20_Paragraph">
      <style:paragraph-properties fo:margin-left="0.034cm" fo:margin-right="0cm" fo:line-height="0.39cm" fo:orphans="0" fo:widows="0" fo:text-indent="0cm" style:auto-text-indent="false"/>
      <style:text-properties fo:language="en" fo:country="US" style:font-size-complex="11pt"/>
    </style:style>
    <style:style style:name="P39" style:family="paragraph" style:parent-style-name="Table_20_Paragraph">
      <style:paragraph-properties fo:margin-left="0.034cm" fo:margin-right="0cm" fo:line-height="0.467cm" fo:orphans="0" fo:widows="0" fo:text-indent="0cm" style:auto-text-indent="false"/>
      <style:text-properties fo:font-size="11pt" fo:language="en" fo:country="US" style:font-size-asian="11pt" style:font-size-complex="11pt"/>
    </style:style>
    <style:style style:name="P40" style:family="paragraph" style:parent-style-name="Table_20_Paragraph">
      <style:paragraph-properties fo:margin-left="0.034cm" fo:margin-right="-0.026cm" fo:line-height="96%" fo:orphans="0" fo:widows="0" fo:text-indent="0cm" style:auto-text-indent="false">
        <style:tab-stops>
          <style:tab-stop style:position="3.436cm"/>
          <style:tab-stop style:position="4.195cm"/>
          <style:tab-stop style:position="4.845cm"/>
          <style:tab-stop style:position="5.925cm"/>
        </style:tab-stops>
      </style:paragraph-properties>
      <style:text-properties fo:language="en" fo:country="US" style:font-size-complex="11pt"/>
    </style:style>
    <style:style style:name="P41" style:family="paragraph" style:parent-style-name="Table_20_Paragraph">
      <style:paragraph-properties fo:margin-left="0.048cm" fo:margin-right="-0.026cm" fo:line-height="0.386cm" fo:orphans="0" fo:widows="0" fo:text-indent="0cm" style:auto-text-indent="false"/>
      <style:text-properties fo:language="en" fo:country="US" style:font-size-complex="11pt"/>
    </style:style>
    <style:style style:name="P42" style:family="paragraph" style:parent-style-name="Table_20_Paragraph">
      <style:paragraph-properties fo:margin-left="0.048cm" fo:margin-right="-0.026cm" fo:line-height="0.397cm" fo:orphans="0" fo:widows="0" fo:text-indent="0cm" style:auto-text-indent="false"/>
      <style:text-properties fo:language="en" fo:country="US" style:font-size-complex="11pt"/>
    </style:style>
    <style:style style:name="P43" style:family="paragraph" style:parent-style-name="Table_20_Paragraph">
      <style:paragraph-properties fo:margin-left="0.048cm" fo:margin-right="-0.026cm" fo:margin-top="0.005cm" fo:margin-bottom="0cm" fo:line-height="96%" fo:orphans="0" fo:widows="0" fo:text-indent="0cm" style:auto-text-indent="false"/>
      <style:text-properties fo:language="en" fo:country="US" style:font-size-complex="11pt"/>
    </style:style>
    <style:style style:name="P44" style:family="paragraph" style:parent-style-name="Table_20_Paragraph">
      <style:paragraph-properties fo:margin-left="0.034cm" fo:margin-right="-0.018cm" fo:line-height="96%" fo:orphans="0" fo:widows="0" fo:text-indent="0cm" style:auto-text-indent="false"/>
      <style:text-properties fo:language="en" fo:country="US" style:font-size-complex="11pt"/>
    </style:style>
    <style:style style:name="P45" style:family="paragraph" style:parent-style-name="Table_20_Paragraph">
      <style:paragraph-properties fo:margin-left="0.026cm" fo:margin-right="0.004cm" fo:line-height="96%" fo:orphans="0" fo:widows="0" fo:text-indent="0.67cm" style:auto-text-indent="false">
        <style:tab-stops>
          <style:tab-stop style:position="4.482cm"/>
          <style:tab-stop style:position="5.629cm"/>
        </style:tab-stops>
      </style:paragraph-properties>
      <style:text-properties fo:language="en" fo:country="US" style:font-size-complex="11pt"/>
    </style:style>
    <style:style style:name="P46" style:family="paragraph" style:parent-style-name="Table_20_Paragraph">
      <style:paragraph-properties fo:margin-top="0.009cm" fo:margin-bottom="0cm" fo:orphans="0" fo:widows="0"/>
      <style:text-properties style:font-name="Calibri" fo:font-size="9pt" fo:language="en" fo:country="US" style:font-size-asian="9pt" style:font-name-complex="Calibri1" style:font-size-complex="11pt"/>
    </style:style>
    <style:style style:name="P47" style:family="paragraph" style:parent-style-name="Table_20_Paragraph">
      <style:paragraph-properties fo:margin-top="0.009cm" fo:margin-bottom="0cm" fo:text-align="center" style:justify-single-word="false" fo:orphans="0" fo:widows="0"/>
      <style:text-properties style:font-name="Calibri" fo:font-size="15.5pt" fo:language="en" fo:country="US" fo:font-weight="bold" style:font-size-asian="15.5pt" style:font-weight-asian="bold" style:font-name-complex="Calibri1" style:font-size-complex="11pt"/>
    </style:style>
    <style:style style:name="P48" style:family="paragraph" style:parent-style-name="Table_20_Paragraph">
      <style:paragraph-properties fo:margin-left="0.042cm" fo:margin-right="0cm" fo:margin-top="0.002cm" fo:margin-bottom="0cm" fo:orphans="0" fo:widows="0" fo:text-indent="0cm" style:auto-text-indent="false">
        <style:tab-stops>
          <style:tab-stop style:position="5.062cm"/>
        </style:tab-stops>
      </style:paragraph-properties>
      <style:text-properties fo:language="en" fo:country="US" style:font-size-complex="11pt"/>
    </style:style>
    <style:style style:name="P49" style:family="paragraph" style:parent-style-name="Table_20_Paragraph">
      <style:paragraph-properties fo:margin-left="0.026cm" fo:margin-right="0cm" fo:line-height="0.386cm" fo:orphans="0" fo:widows="0" fo:text-indent="0cm" style:auto-text-indent="false"/>
      <style:text-properties fo:language="en" fo:country="US" style:font-size-complex="11pt"/>
    </style:style>
    <style:style style:name="P50" style:family="paragraph" style:parent-style-name="Table_20_Paragraph">
      <style:paragraph-properties fo:margin-left="0.026cm" fo:margin-right="0cm" fo:line-height="0.388cm" fo:orphans="0" fo:widows="0" fo:text-indent="0cm" style:auto-text-indent="false"/>
      <style:text-properties fo:language="en" fo:country="US" style:font-size-complex="11pt"/>
    </style:style>
    <style:style style:name="P51" style:family="paragraph" style:parent-style-name="Table_20_Paragraph">
      <style:paragraph-properties fo:margin-left="0.026cm" fo:margin-right="0cm" fo:line-height="0.381cm" fo:orphans="0" fo:widows="0" fo:text-indent="0cm" style:auto-text-indent="false"/>
      <style:text-properties fo:language="en" fo:country="US" style:font-size-complex="11pt"/>
    </style:style>
    <style:style style:name="P52" style:family="paragraph" style:parent-style-name="Table_20_Paragraph">
      <style:paragraph-properties fo:margin-left="0.026cm" fo:margin-right="0cm" fo:line-height="0.379cm" fo:orphans="0" fo:widows="0" fo:text-indent="0cm" style:auto-text-indent="false"/>
      <style:text-properties fo:language="en" fo:country="US" style:font-size-complex="11pt"/>
    </style:style>
    <style:style style:name="P53" style:family="paragraph" style:parent-style-name="Table_20_Paragraph">
      <style:paragraph-properties fo:margin-left="0.026cm" fo:margin-right="0cm" fo:line-height="0.383cm" fo:orphans="0" fo:widows="0" fo:text-indent="0cm" style:auto-text-indent="false"/>
      <style:text-properties fo:language="en" fo:country="US" style:font-size-complex="11pt"/>
    </style:style>
    <style:style style:name="P54" style:family="paragraph" style:parent-style-name="Table_20_Paragraph">
      <style:paragraph-properties fo:margin-left="0.026cm" fo:margin-right="0cm" fo:line-height="0.385cm" fo:orphans="0" fo:widows="0" fo:text-indent="0cm" style:auto-text-indent="false"/>
      <style:text-properties fo:language="en" fo:country="US" style:font-size-complex="11pt"/>
    </style:style>
    <style:style style:name="P55" style:family="paragraph" style:parent-style-name="Table_20_Paragraph">
      <style:paragraph-properties fo:margin-left="0.026cm" fo:margin-right="0.004cm" fo:orphans="0" fo:widows="0" fo:text-indent="0cm" style:auto-text-indent="false"/>
      <style:text-properties fo:language="en" fo:country="US" style:font-size-complex="11pt"/>
    </style:style>
    <style:style style:name="P56" style:family="paragraph" style:parent-style-name="Table_20_Paragraph">
      <style:paragraph-properties fo:margin-top="0.011cm" fo:margin-bottom="0cm" fo:orphans="0" fo:widows="0"/>
      <style:text-properties style:font-name="Calibri" fo:language="en" fo:country="US" fo:font-weight="bold" style:font-weight-asian="bold" style:font-name-complex="Calibri1" style:font-size-complex="11pt"/>
    </style:style>
    <style:style style:name="P57" style:family="paragraph" style:parent-style-name="Table_20_Paragraph">
      <style:paragraph-properties fo:margin-left="1.558cm" fo:margin-right="0cm" fo:orphans="0" fo:widows="0" fo:text-indent="0cm" style:auto-text-indent="false"/>
      <style:text-properties fo:language="en" fo:country="US" style:font-size-complex="11pt"/>
    </style:style>
    <style:style style:name="P58" style:family="paragraph" style:parent-style-name="Table_20_Paragraph">
      <style:paragraph-properties fo:margin-left="0.035cm" fo:margin-right="0cm" fo:line-height="0.388cm" fo:orphans="0" fo:widows="0" fo:text-indent="0cm" style:auto-text-indent="false"/>
      <style:text-properties fo:language="en" fo:country="US" style:font-size-complex="11pt"/>
    </style:style>
    <style:style style:name="P59" style:family="paragraph" style:parent-style-name="Table_20_Paragraph">
      <style:paragraph-properties fo:margin-top="0.014cm" fo:margin-bottom="0cm" fo:orphans="0" fo:widows="0"/>
      <style:text-properties style:font-name="Calibri" fo:language="en" fo:country="US" fo:font-weight="bold" style:font-weight-asian="bold" style:font-name-complex="Calibri1" style:font-size-complex="11pt"/>
    </style:style>
    <style:style style:name="P60" style:family="paragraph" style:parent-style-name="Table_20_Paragraph">
      <style:paragraph-properties fo:margin-left="1.649cm" fo:margin-right="0cm" fo:orphans="0" fo:widows="0" fo:text-indent="0cm" style:auto-text-indent="false"/>
      <style:text-properties fo:language="en" fo:country="US" style:font-size-complex="11pt"/>
    </style:style>
    <style:style style:name="P61" style:family="paragraph" style:parent-style-name="Table_20_Paragraph">
      <style:paragraph-properties fo:margin-left="4.117cm" fo:margin-right="4.099cm" fo:text-align="center" style:justify-single-word="false" fo:orphans="0" fo:widows="0" fo:text-indent="0cm" style:auto-text-indent="false"/>
      <style:text-properties fo:language="en" fo:country="US" style:font-size-complex="11pt"/>
    </style:style>
    <style:style style:name="P62" style:family="paragraph" style:parent-style-name="Table_20_Paragraph">
      <style:paragraph-properties fo:margin-left="0.386cm" fo:margin-right="0.386cm" fo:margin-top="0.002cm" fo:margin-bottom="0cm" fo:text-align="center" style:justify-single-word="false" fo:orphans="0" fo:widows="0" fo:text-indent="0cm" style:auto-text-indent="false"/>
      <style:text-properties fo:language="en" fo:country="US" style:font-size-complex="11pt"/>
    </style:style>
    <style:style style:name="P63" style:family="paragraph" style:parent-style-name="Table_20_Paragraph">
      <style:paragraph-properties fo:margin-left="0.386cm" fo:margin-right="0.392cm" fo:margin-top="0.005cm" fo:margin-bottom="0cm" fo:line-height="0.335cm" fo:text-align="center" style:justify-single-word="false" fo:orphans="0" fo:widows="0" fo:text-indent="0cm" style:auto-text-indent="false"/>
      <style:text-properties fo:language="en" fo:country="US" style:font-size-complex="11pt"/>
    </style:style>
    <style:style style:name="P64" style:family="paragraph" style:parent-style-name="Table_20_Paragraph">
      <style:paragraph-properties fo:margin-left="0.099cm" fo:margin-right="0cm" fo:margin-top="0.099cm" fo:margin-bottom="0cm" fo:orphans="0" fo:widows="0" fo:text-indent="0cm" style:auto-text-indent="false"/>
      <style:text-properties fo:language="en" fo:country="US" style:font-size-complex="11pt"/>
    </style:style>
    <style:style style:name="P65" style:family="paragraph" style:parent-style-name="Table_20_Paragraph">
      <style:paragraph-properties fo:margin-left="0.095cm" fo:margin-right="0.085cm" fo:margin-top="0.099cm" fo:margin-bottom="0cm" fo:line-height="101%" fo:orphans="0" fo:widows="0" fo:text-indent="0cm" style:auto-text-indent="false">
        <style:tab-stops>
          <style:tab-stop style:position="3.067cm"/>
        </style:tab-stops>
      </style:paragraph-properties>
      <style:text-properties fo:language="en" fo:country="US" style:font-size-complex="11pt"/>
    </style:style>
    <style:style style:name="P66" style:family="paragraph" style:parent-style-name="Table_20_Paragraph">
      <style:paragraph-properties fo:margin-left="0.095cm" fo:margin-right="0.573cm" fo:margin-top="0.099cm" fo:margin-bottom="0cm" fo:line-height="101%" fo:orphans="0" fo:widows="0" fo:text-indent="0cm" style:auto-text-indent="false"/>
      <style:text-properties fo:language="en" fo:country="US" style:font-size-complex="11pt"/>
    </style:style>
    <style:style style:name="P67" style:family="paragraph" style:parent-style-name="Standard" style:master-page-name="Standard">
      <style:paragraph-properties style:page-number="auto"/>
      <style:text-properties style:font-name="Calibri" style:font-name-complex="Calibri1"/>
    </style:style>
    <style:style style:name="P68" style:family="paragraph" style:parent-style-name="Standard">
      <style:text-properties style:font-name="Calibri" style:font-name-complex="Calibri1"/>
    </style:style>
    <style:style style:name="P69" style:family="paragraph" style:parent-style-name="Standard">
      <style:paragraph-properties fo:text-align="justify" style:justify-single-word="false"/>
      <style:text-properties style:font-name="Calibri" style:font-name-complex="Calibri1"/>
    </style:style>
    <style:style style:name="P70" style:family="paragraph" style:parent-style-name="Standard">
      <style:paragraph-properties fo:text-align="center" style:justify-single-word="false"/>
      <style:text-properties style:font-name="Calibri" style:font-name-complex="Calibri1"/>
    </style:style>
    <style:style style:name="P71" style:family="paragraph" style:parent-style-name="Standard">
      <style:paragraph-properties fo:text-align="center" style:justify-single-word="false"/>
      <style:text-properties style:font-name="Calibri" fo:font-weight="bold" style:font-weight-asian="bold" style:font-name-complex="Calibri1" style:font-weight-complex="bold"/>
    </style:style>
    <style:style style:name="P72" style:family="paragraph" style:parent-style-name="Standard">
      <style:paragraph-properties fo:text-align="justify" style:justify-single-word="false"/>
      <style:text-properties style:font-name="Calibri" fo:font-weight="bold" style:font-weight-asian="bold" style:font-name-complex="Calibri1" style:font-weight-complex="bold"/>
    </style:style>
    <style:style style:name="P73" style:family="paragraph" style:parent-style-name="Standard">
      <style:paragraph-properties fo:text-align="center" style:justify-single-word="false"/>
      <style:text-properties style:font-name="Calibri" fo:language="es" fo:country="ES" style:font-name-complex="Calibri1"/>
    </style:style>
    <style:style style:name="P74" style:family="paragraph" style:parent-style-name="Standard">
      <style:paragraph-properties fo:text-align="justify" style:justify-single-word="false"/>
      <style:text-properties style:font-name="Calibri" fo:language="es" fo:country="ES" style:font-name-complex="Calibri1"/>
    </style:style>
    <style:style style:name="P75" style:family="paragraph" style:parent-style-name="Standard">
      <style:paragraph-properties fo:text-align="justify" style:justify-single-word="false"/>
      <style:text-properties fo:color="#000000" style:font-name="Calibri" style:font-name-complex="Calibri1"/>
    </style:style>
    <style:style style:name="P76" style:family="paragraph" style:parent-style-name="Standard">
      <style:text-properties fo:color="#0070c1" style:font-name="Calibri" fo:language="es" fo:country="ES" style:language-asian="en" style:country-asian="US" style:font-name-complex="Calibri1"/>
    </style:style>
    <style:style style:name="P77" style:family="paragraph" style:parent-style-name="Standard">
      <style:paragraph-properties fo:margin-left="0cm" fo:margin-right="0cm" fo:text-align="justify" style:justify-single-word="false" fo:text-indent="1.249cm" style:auto-text-indent="false"/>
      <style:text-properties style:font-name="Calibri" style:font-name-complex="Calibri1"/>
    </style:style>
    <style:style style:name="P78" style:family="paragraph" style:parent-style-name="Standard">
      <style:paragraph-properties fo:margin-left="0cm" fo:margin-right="0cm" fo:margin-top="0cm" fo:margin-bottom="0.353cm" fo:line-height="115%" fo:text-indent="1.249cm" style:auto-text-indent="false"/>
      <style:text-properties fo:color="#000000" style:font-name="Calibri" fo:language="es" fo:country="ES" style:font-name-asian="Calibri1" style:font-name-complex="Calibri1"/>
    </style:style>
    <style:style style:name="P79" style:family="paragraph" style:parent-style-name="Standard" style:list-style-name="WWNum3">
      <style:paragraph-properties fo:margin-top="0.049cm" fo:margin-bottom="0.049cm"/>
    </style:style>
    <style:style style:name="P80" style:family="paragraph" style:parent-style-name="Standard" style:list-style-name="WWNum3">
      <style:paragraph-properties fo:margin-top="0.049cm" fo:margin-bottom="0.049cm"/>
      <style:text-properties fo:color="#000000" style:font-name="Calibri" style:font-name-complex="Calibri1"/>
    </style:style>
    <style:style style:name="P81" style:family="paragraph" style:parent-style-name="Standard">
      <style:paragraph-properties fo:margin-left="1.27cm" fo:margin-right="0cm" fo:margin-top="0.049cm" fo:margin-bottom="0.049cm" fo:text-indent="0cm" style:auto-text-indent="false"/>
      <style:text-properties fo:color="#000000" style:font-name="Calibri" style:font-name-complex="Calibri1"/>
    </style:style>
    <style:style style:name="P82" style:family="paragraph" style:parent-style-name="Standard">
      <style:paragraph-properties fo:margin-left="2.004cm" fo:margin-right="0cm" fo:margin-top="0.002cm" fo:margin-bottom="0cm" fo:text-indent="0cm" style:auto-text-indent="false"/>
      <style:text-properties fo:color="#542f8c" style:font-name="Arial1" fo:font-size="10pt" fo:font-weight="bold" style:font-size-asian="10pt" style:font-weight-asian="bold"/>
    </style:style>
    <style:style style:name="P83" style:family="paragraph" style:parent-style-name="Standard">
      <style:paragraph-properties fo:margin-left="1.251cm" fo:margin-right="0cm" fo:margin-top="0.212cm" fo:margin-bottom="0cm" fo:text-indent="0cm" style:auto-text-indent="false"/>
      <style:text-properties style:font-name="Calibri" fo:font-size="10pt" style:font-size-asian="10pt" style:font-name-complex="Calibri1"/>
    </style:style>
    <style:style style:name="P84" style:family="paragraph" style:parent-style-name="Standard">
      <style:paragraph-properties fo:margin-left="1.251cm" fo:margin-right="0cm" fo:margin-top="0.206cm" fo:margin-bottom="0cm" fo:text-indent="0cm" style:auto-text-indent="false"/>
      <style:text-properties style:font-name="Calibri" fo:font-size="10pt" style:font-size-asian="10pt" style:font-name-complex="Calibri1"/>
    </style:style>
    <style:style style:name="P85" style:family="paragraph" style:parent-style-name="List_20_Paragraph" style:list-style-name="WWNum1">
      <style:paragraph-properties fo:margin-left="0.501cm" fo:margin-right="0cm" fo:text-align="justify" style:justify-single-word="false" fo:text-indent="0cm" style:auto-text-indent="false"/>
      <style:text-properties style:font-name="Calibri" fo:font-weight="bold" style:font-weight-asian="bold" style:font-name-complex="Calibri1" style:font-weight-complex="bold"/>
    </style:style>
    <style:style style:name="P86" style:family="paragraph" style:parent-style-name="List_20_Paragraph" style:list-style-name="WWNum5">
      <style:paragraph-properties fo:margin-left="1.251cm" fo:margin-right="0cm" fo:text-align="justify" style:justify-single-word="false" fo:text-indent="0cm" style:auto-text-indent="false"/>
      <style:text-properties fo:color="#000000" style:font-name="Calibri" style:font-name-complex="Calibri1"/>
    </style:style>
    <style:style style:name="P87" style:family="paragraph" style:parent-style-name="trt0xe" style:list-style-name="WWNum2">
      <style:paragraph-properties fo:margin-top="0cm" fo:margin-bottom="0.106cm"/>
      <style:text-properties fo:color="#202124" style:font-name="Calibri" style:font-name-complex="Calibri1"/>
    </style:style>
    <style:style style:name="P88" style:family="paragraph" style:parent-style-name="Normal_20__28_Web_29_">
      <style:paragraph-properties fo:margin-left="1.27cm" fo:margin-right="0cm" fo:text-align="justify" style:justify-single-word="false" fo:text-indent="0cm" style:auto-text-indent="false"/>
      <style:text-properties fo:color="#000000" style:font-name="Calibri" style:font-name-complex="Calibri1"/>
    </style:style>
    <style:style style:name="P89" style:family="paragraph" style:parent-style-name="Normal_20__28_Web_29_" style:list-style-name="WWNum4">
      <style:text-properties fo:color="#000000" style:font-name="Calibri" style:font-name-complex="Calibri1"/>
    </style:style>
    <style:style style:name="P90" style:family="paragraph" style:parent-style-name="Normal_20__28_Web_29_">
      <style:paragraph-properties fo:margin-left="1.752cm" fo:margin-right="0cm" fo:margin-top="0.423cm" fo:margin-bottom="0.423cm" style:line-height-at-least="0.529cm" fo:text-indent="0cm" style:auto-text-indent="false"/>
      <style:text-properties fo:color="#000000" style:font-name="Calibri" style:font-name-complex="Calibri1"/>
    </style:style>
    <style:style style:name="P91" style:family="paragraph" style:parent-style-name="Table_20_Paragraph">
      <style:paragraph-properties fo:margin-left="0.058cm" fo:margin-right="0cm" fo:line-height="0.381cm" fo:orphans="0" fo:widows="0" fo:text-indent="0cm" style:auto-text-indent="false">
        <style:tab-stops>
          <style:tab-stop style:position="5.078cm"/>
        </style:tab-stops>
      </style:paragraph-properties>
      <style:text-properties fo:color="#c8201d" style:font-name="Calibri" fo:font-size="10pt" fo:language="en" fo:country="US" fo:font-weight="bold" style:font-size-asian="10pt" style:font-weight-asian="bold" style:font-name-complex="Calibri1" style:font-size-complex="11pt"/>
    </style:style>
    <style:style style:name="P92" style:family="paragraph" style:parent-style-name="Table_20_Paragraph">
      <style:paragraph-properties fo:margin-left="0.034cm" fo:margin-right="0cm" fo:line-height="0.388cm" fo:orphans="0" fo:widows="0" fo:text-indent="0cm" style:auto-text-indent="false"/>
      <style:text-properties style:font-name="Calibri" fo:font-size="10pt" fo:language="en" fo:country="US" fo:font-weight="bold" style:font-size-asian="10pt" style:font-weight-asian="bold" style:font-name-complex="Calibri1" style:font-size-complex="11pt"/>
    </style:style>
    <style:style style:name="P93" style:family="paragraph" style:parent-style-name="Table_20_Paragraph">
      <style:paragraph-properties fo:margin-left="0.034cm" fo:margin-right="0cm" fo:line-height="0.386cm" fo:orphans="0" fo:widows="0" fo:text-indent="0cm" style:auto-text-indent="false"/>
      <style:text-properties style:font-name="Calibri" fo:font-size="10pt" fo:language="en" fo:country="US" fo:font-weight="bold" style:font-size-asian="10pt" style:font-weight-asian="bold" style:font-name-complex="Calibri1" style:font-size-complex="11pt"/>
    </style:style>
    <style:style style:name="P94" style:family="paragraph" style:parent-style-name="Table_20_Paragraph">
      <style:paragraph-properties fo:text-align="center" style:justify-single-word="false" fo:orphans="0" fo:widows="0"/>
      <style:text-properties style:font-name="Calibri" fo:font-size="10pt" fo:language="en" fo:country="US" style:font-size-asian="10pt" style:font-name-complex="Calibri1" style:font-size-complex="11pt"/>
    </style:style>
    <style:style style:name="P95" style:family="paragraph" style:parent-style-name="Table_20_Paragraph">
      <style:paragraph-properties fo:text-align="center" style:justify-single-word="false" fo:orphans="0" fo:widows="0"/>
      <style:text-properties style:font-name="Calibri" fo:font-size="8pt" fo:language="en" fo:country="US" style:font-size-asian="8pt" style:font-name-complex="Calibri1" style:font-size-complex="11pt"/>
    </style:style>
    <style:style style:name="P96" style:family="paragraph" style:parent-style-name="Table_20_Paragraph">
      <style:paragraph-properties fo:orphans="0" fo:widows="0"/>
      <style:text-properties style:font-name="Calibri" fo:font-size="8pt" fo:language="en" fo:country="US" style:font-size-asian="8pt" style:font-name-complex="Calibri1" style:font-size-complex="11pt"/>
    </style:style>
    <style:style style:name="P97" style:family="paragraph" style:parent-style-name="Table_20_Paragraph">
      <style:paragraph-properties fo:line-height="150%" fo:orphans="0" fo:widows="0"/>
      <style:text-properties style:font-name="Calibri" fo:font-size="8pt" fo:language="en" fo:country="US" style:font-size-asian="8pt" style:font-name-complex="Calibri1" style:font-size-complex="11pt"/>
    </style:style>
    <style:style style:name="P98" style:family="paragraph" style:parent-style-name="Table_20_Paragraph">
      <style:paragraph-properties fo:orphans="0" fo:widows="0"/>
      <style:text-properties style:font-name="Calibri" fo:font-size="9pt" fo:language="en" fo:country="US" style:font-size-asian="9pt" style:font-name-complex="Calibri1" style:font-size-complex="11pt"/>
    </style:style>
    <style:style style:name="P99" style:family="paragraph" style:parent-style-name="Table_20_Paragraph">
      <style:paragraph-properties fo:margin-left="0.026cm" fo:margin-right="0cm" fo:line-height="0.386cm" fo:orphans="0" fo:widows="0" fo:text-indent="0cm" style:auto-text-indent="false"/>
      <style:text-properties style:font-name="Calibri" fo:font-size="10pt" fo:language="en" fo:country="US" style:font-size-asian="10pt" style:font-name-complex="Calibri1" style:font-size-complex="11pt"/>
    </style:style>
    <style:style style:name="P100" style:family="paragraph" style:parent-style-name="Table_20_Paragraph">
      <style:paragraph-properties fo:margin-left="0.026cm" fo:margin-right="0cm" fo:line-height="0.379cm" fo:orphans="0" fo:widows="0" fo:text-indent="0cm" style:auto-text-indent="false"/>
      <style:text-properties style:font-name="Calibri" fo:font-size="10pt" fo:language="en" fo:country="US" style:font-size-asian="10pt" style:font-name-complex="Calibri1" style:font-size-complex="11pt"/>
    </style:style>
    <style:style style:name="P101" style:family="paragraph" style:parent-style-name="Table_20_Paragraph">
      <style:paragraph-properties fo:margin-left="0.026cm" fo:margin-right="0cm" fo:line-height="0.381cm" fo:orphans="0" fo:widows="0" fo:text-indent="0cm" style:auto-text-indent="false"/>
      <style:text-properties style:font-name="Calibri" fo:font-size="10pt" fo:language="en" fo:country="US" style:font-size-asian="10pt" style:font-name-complex="Calibri1" style:font-size-complex="11pt"/>
    </style:style>
    <style:style style:name="P102" style:family="paragraph" style:parent-style-name="Table_20_Paragraph">
      <style:paragraph-properties fo:margin-left="0.028cm" fo:margin-right="0cm" fo:line-height="0.385cm" fo:orphans="0" fo:widows="0" fo:text-indent="0cm" style:auto-text-indent="false"/>
      <style:text-properties style:font-name="Calibri" fo:font-size="10pt" fo:language="en" fo:country="US" style:font-size-asian="10pt" style:font-name-complex="Calibri1" style:font-size-complex="11pt"/>
    </style:style>
    <style:style style:name="P103" style:family="paragraph" style:parent-style-name="Table_20_Paragraph">
      <style:paragraph-properties fo:margin-left="0.035cm" fo:margin-right="0cm" fo:line-height="0.388cm" fo:orphans="0" fo:widows="0" fo:text-indent="0cm" style:auto-text-indent="false"/>
      <style:text-properties style:font-name="Calibri" fo:font-size="10pt" fo:language="en" fo:country="US" style:font-size-asian="10pt" style:font-name-complex="Calibri1" style:font-size-complex="11pt"/>
    </style:style>
    <style:style style:name="P104" style:family="paragraph" style:parent-style-name="Table_20_Paragraph">
      <style:paragraph-properties fo:margin-left="0cm" fo:margin-right="-0.026cm" fo:line-height="0.388cm" fo:text-align="center" style:justify-single-word="false" fo:orphans="0" fo:widows="0" fo:text-indent="0cm" style:auto-text-indent="false"/>
      <style:text-properties style:font-name="Calibri" fo:font-size="10pt" fo:language="en" fo:country="US" style:font-size-asian="10pt" style:font-name-complex="Calibri1" style:font-size-complex="11pt"/>
    </style:style>
    <style:style style:name="P105" style:family="paragraph" style:parent-style-name="Table_20_Paragraph">
      <style:paragraph-properties fo:margin-left="0.099cm" fo:margin-right="0cm" fo:margin-top="0.099cm" fo:margin-bottom="0cm" fo:orphans="0" fo:widows="0" fo:text-indent="0cm" style:auto-text-indent="false"/>
      <style:text-properties style:font-name="Calibri" fo:font-size="10pt" fo:language="en" fo:country="US" style:font-size-asian="10pt" style:font-name-complex="Calibri1" style:font-size-complex="11pt"/>
    </style:style>
    <style:style style:name="T1" style:family="text">
      <style:text-properties style:font-name="Calibri" style:font-name-complex="Calibri1"/>
    </style:style>
    <style:style style:name="T2" style:family="text">
      <style:text-properties style:font-name="Calibri" fo:font-weight="bold" style:font-weight-asian="bold" style:font-name-complex="Calibri1" style:font-weight-complex="bold"/>
    </style:style>
    <style:style style:name="T3" style:family="text">
      <style:text-properties style:font-name="Calibri" fo:font-size="10pt" style:font-size-asian="10pt" style:font-name-complex="Calibri1"/>
    </style:style>
    <style:style style:name="T4" style:family="text">
      <style:text-properties style:font-name="Calibri" fo:font-size="10pt" fo:letter-spacing="-0.012cm" style:font-size-asian="10pt" style:font-name-complex="Calibri1"/>
    </style:style>
    <style:style style:name="T5" style:family="text">
      <style:text-properties style:font-name="Calibri" fo:font-size="10pt" fo:letter-spacing="-0.012cm" fo:font-weight="bold" style:font-size-asian="10pt" style:font-weight-asian="bold" style:font-name-complex="Calibri1"/>
    </style:style>
    <style:style style:name="T6" style:family="text">
      <style:text-properties style:font-name="Calibri" fo:font-size="10pt" fo:font-weight="bold" style:font-size-asian="10pt" style:font-weight-asian="bold" style:font-name-complex="Calibri1"/>
    </style:style>
    <style:style style:name="T7" style:family="text">
      <style:text-properties style:font-name="Calibri" fo:font-size="10pt" fo:letter-spacing="-0.007cm" style:font-size-asian="10pt" style:font-name-complex="Calibri1"/>
    </style:style>
    <style:style style:name="T8" style:family="text">
      <style:text-properties style:font-name="Calibri" fo:font-size="10pt" fo:letter-spacing="-0.007cm" fo:font-weight="bold" style:font-size-asian="10pt" style:font-weight-asian="bold" style:font-name-complex="Calibri1"/>
    </style:style>
    <style:style style:name="T9" style:family="text">
      <style:text-properties style:font-name="Calibri" fo:font-size="10pt" fo:letter-spacing="-0.002cm" style:font-size-asian="10pt" style:font-name-complex="Calibri1"/>
    </style:style>
    <style:style style:name="T10" style:family="text">
      <style:text-properties style:font-name="Calibri" fo:font-size="10pt" fo:letter-spacing="-0.002cm" fo:font-weight="bold" style:font-size-asian="10pt" style:font-weight-asian="bold" style:font-name-complex="Calibri1"/>
    </style:style>
    <style:style style:name="T11" style:family="text">
      <style:text-properties style:font-name="Calibri" fo:font-size="10pt" fo:letter-spacing="-0.023cm" style:font-size-asian="10pt" style:font-name-complex="Calibri1"/>
    </style:style>
    <style:style style:name="T12" style:family="text">
      <style:text-properties style:font-name="Calibri" fo:font-size="10pt" fo:letter-spacing="-0.023cm" fo:font-weight="bold" style:font-size-asian="10pt" style:font-weight-asian="bold" style:font-name-complex="Calibri1"/>
    </style:style>
    <style:style style:name="T13" style:family="text">
      <style:text-properties style:font-name="Calibri" fo:font-size="10pt" fo:letter-spacing="-0.018cm" style:font-size-asian="10pt" style:font-name-complex="Calibri1"/>
    </style:style>
    <style:style style:name="T14" style:family="text">
      <style:text-properties style:font-name="Calibri" fo:font-size="10pt" fo:letter-spacing="-0.018cm" fo:font-weight="bold" style:font-size-asian="10pt" style:font-weight-asian="bold" style:font-name-complex="Calibri1"/>
    </style:style>
    <style:style style:name="T15" style:family="text">
      <style:text-properties style:font-name="Calibri" fo:font-size="10pt" fo:letter-spacing="-0.021cm" style:font-size-asian="10pt" style:font-name-complex="Calibri1"/>
    </style:style>
    <style:style style:name="T16" style:family="text">
      <style:text-properties style:font-name="Calibri" fo:font-size="10pt" fo:letter-spacing="-0.021cm" fo:font-weight="bold" style:font-size-asian="10pt" style:font-weight-asian="bold" style:font-name-complex="Calibri1"/>
    </style:style>
    <style:style style:name="T17" style:family="text">
      <style:text-properties style:font-name="Calibri" fo:font-size="10pt" fo:letter-spacing="-0.004cm" style:font-size-asian="10pt" style:font-name-complex="Calibri1"/>
    </style:style>
    <style:style style:name="T18" style:family="text">
      <style:text-properties style:font-name="Calibri" fo:font-size="10pt" fo:letter-spacing="-0.004cm" fo:font-weight="bold" style:font-size-asian="10pt" style:font-weight-asian="bold" style:font-name-complex="Calibri1"/>
    </style:style>
    <style:style style:name="T19" style:family="text">
      <style:text-properties style:font-name="Calibri" fo:font-size="10pt" fo:letter-spacing="-0.093cm" fo:font-weight="bold" style:font-size-asian="10pt" style:font-weight-asian="bold" style:font-name-complex="Calibri1"/>
    </style:style>
    <style:style style:name="T20" style:family="text">
      <style:text-properties style:font-name="Calibri" fo:font-size="10pt" fo:letter-spacing="-0.011cm" style:font-size-asian="10pt" style:font-name-complex="Calibri1"/>
    </style:style>
    <style:style style:name="T21" style:family="text">
      <style:text-properties style:font-name="Calibri" fo:font-size="10pt" fo:letter-spacing="-0.011cm" fo:font-weight="bold" style:font-size-asian="10pt" style:font-weight-asian="bold" style:font-name-complex="Calibri1"/>
    </style:style>
    <style:style style:name="T22" style:family="text">
      <style:text-properties style:font-name="Calibri" fo:font-size="10pt" fo:letter-spacing="0.09cm" fo:font-weight="bold" style:font-size-asian="10pt" style:font-weight-asian="bold" style:font-name-complex="Calibri1"/>
    </style:style>
    <style:style style:name="T23" style:family="text">
      <style:text-properties style:font-name="Calibri" fo:font-size="10pt" fo:letter-spacing="0.014cm" fo:font-weight="bold" style:font-size-asian="10pt" style:font-weight-asian="bold" style:font-name-complex="Calibri1"/>
    </style:style>
    <style:style style:name="T24" style:family="text">
      <style:text-properties style:font-name="Calibri" fo:font-size="10pt" fo:letter-spacing="-0.005cm" style:font-size-asian="10pt" style:font-name-complex="Calibri1"/>
    </style:style>
    <style:style style:name="T25" style:family="text">
      <style:text-properties style:font-name="Calibri" fo:font-size="10pt" fo:letter-spacing="-0.005cm" fo:font-weight="bold" style:font-size-asian="10pt" style:font-weight-asian="bold" style:font-name-complex="Calibri1"/>
    </style:style>
    <style:style style:name="T26" style:family="text">
      <style:text-properties style:font-name="Calibri" fo:font-size="10pt" fo:letter-spacing="-0.019cm" style:font-size-asian="10pt" style:font-name-complex="Calibri1"/>
    </style:style>
    <style:style style:name="T27" style:family="text">
      <style:text-properties style:font-name="Calibri" fo:font-size="10pt" fo:letter-spacing="-0.019cm" fo:font-weight="bold" style:font-size-asian="10pt" style:font-weight-asian="bold" style:font-name-complex="Calibri1"/>
    </style:style>
    <style:style style:name="T28" style:family="text">
      <style:text-properties style:font-name="Calibri" fo:font-size="10pt" fo:letter-spacing="0.192cm" fo:font-weight="bold" style:font-size-asian="10pt" style:font-weight-asian="bold" style:font-name-complex="Calibri1"/>
    </style:style>
    <style:style style:name="T29" style:family="text">
      <style:text-properties style:font-name="Calibri" fo:font-size="10pt" fo:letter-spacing="-0.009cm" style:font-size-asian="10pt" style:font-name-complex="Calibri1"/>
    </style:style>
    <style:style style:name="T30" style:family="text">
      <style:text-properties style:font-name="Calibri" fo:font-size="10pt" fo:letter-spacing="-0.009cm" fo:font-weight="bold" style:font-size-asian="10pt" style:font-weight-asian="bold" style:font-name-complex="Calibri1"/>
    </style:style>
    <style:style style:name="T31" style:family="text">
      <style:text-properties style:font-name="Calibri" fo:font-size="10pt" fo:letter-spacing="-0.016cm" style:font-size-asian="10pt" style:font-name-complex="Calibri1"/>
    </style:style>
    <style:style style:name="T32" style:family="text">
      <style:text-properties style:font-name="Calibri" fo:font-size="10pt" fo:letter-spacing="-0.016cm" fo:font-weight="bold" style:font-size-asian="10pt" style:font-weight-asian="bold" style:font-name-complex="Calibri1"/>
    </style:style>
    <style:style style:name="T33" style:family="text">
      <style:text-properties style:font-name="Calibri" fo:font-size="10pt" fo:letter-spacing="0.097cm" fo:font-weight="bold" style:font-size-asian="10pt" style:font-weight-asian="bold" style:font-name-complex="Calibri1"/>
    </style:style>
    <style:style style:name="T34" style:family="text">
      <style:text-properties style:font-name="Calibri" fo:font-size="10pt" fo:letter-spacing="0.146cm" fo:font-weight="bold" style:font-size-asian="10pt" style:font-weight-asian="bold" style:font-name-complex="Calibri1"/>
    </style:style>
    <style:style style:name="T35" style:family="text">
      <style:text-properties style:font-name="Calibri" fo:font-size="10pt" fo:letter-spacing="0.152cm" fo:font-weight="bold" style:font-size-asian="10pt" style:font-weight-asian="bold" style:font-name-complex="Calibri1"/>
    </style:style>
    <style:style style:name="T36" style:family="text">
      <style:text-properties style:font-name="Calibri" fo:font-size="10pt" fo:letter-spacing="0.143cm" fo:font-weight="bold" style:font-size-asian="10pt" style:font-weight-asian="bold" style:font-name-complex="Calibri1"/>
    </style:style>
    <style:style style:name="T37" style:family="text">
      <style:text-properties style:font-name="Calibri" fo:font-size="10pt" fo:letter-spacing="0.15cm" fo:font-weight="bold" style:font-size-asian="10pt" style:font-weight-asian="bold" style:font-name-complex="Calibri1"/>
    </style:style>
    <style:style style:name="T38" style:family="text">
      <style:text-properties style:font-name="Calibri" fo:font-size="10pt" fo:letter-spacing="0.148cm" fo:font-weight="bold" style:font-size-asian="10pt" style:font-weight-asian="bold" style:font-name-complex="Calibri1"/>
    </style:style>
    <style:style style:name="T39" style:family="text">
      <style:text-properties style:font-name="Calibri" fo:font-size="10pt" fo:letter-spacing="0.011cm" fo:font-weight="bold" style:font-size-asian="10pt" style:font-weight-asian="bold" style:font-name-complex="Calibri1"/>
    </style:style>
    <style:style style:name="T40" style:family="text">
      <style:text-properties style:font-name="Calibri" fo:font-size="10pt" fo:letter-spacing="0.019cm" fo:font-weight="bold" style:font-size-asian="10pt" style:font-weight-asian="bold" style:font-name-complex="Calibri1"/>
    </style:style>
    <style:style style:name="T41" style:family="text">
      <style:text-properties style:font-name="Calibri" fo:font-size="10pt" fo:letter-spacing="0.018cm" fo:font-weight="bold" style:font-size-asian="10pt" style:font-weight-asian="bold" style:font-name-complex="Calibri1"/>
    </style:style>
    <style:style style:name="T42" style:family="text">
      <style:text-properties style:font-name="Calibri" fo:font-size="10pt" fo:letter-spacing="0.039cm" style:font-size-asian="10pt" style:font-name-complex="Calibri1"/>
    </style:style>
    <style:style style:name="T43" style:family="text">
      <style:text-properties style:font-name="Calibri" fo:font-size="10pt" fo:letter-spacing="0.023cm" style:font-size-asian="10pt" style:font-name-complex="Calibri1"/>
    </style:style>
    <style:style style:name="T44" style:family="text">
      <style:text-properties style:font-name="Calibri" fo:font-size="10pt" fo:letter-spacing="0.025cm" style:font-size-asian="10pt" style:font-name-complex="Calibri1"/>
    </style:style>
    <style:style style:name="T45" style:family="text">
      <style:text-properties style:font-name="Calibri" fo:font-size="10pt" fo:letter-spacing="-0.09cm" style:font-size-asian="10pt" style:font-name-complex="Calibri1"/>
    </style:style>
    <style:style style:name="T46" style:family="text">
      <style:text-properties style:font-name="Calibri" fo:font-size="10pt" fo:letter-spacing="0.012cm" style:font-size-asian="10pt" style:font-name-complex="Calibri1"/>
    </style:style>
    <style:style style:name="T47" style:family="text">
      <style:text-properties style:font-name="Calibri" fo:font-size="10pt" fo:letter-spacing="-0.014cm" style:font-size-asian="10pt" style:font-name-complex="Calibri1"/>
    </style:style>
    <style:style style:name="T48" style:family="text">
      <style:text-properties style:font-name="Calibri" fo:font-size="10pt" fo:letter-spacing="0.074cm" style:font-size-asian="10pt" style:font-name-complex="Calibri1"/>
    </style:style>
    <style:style style:name="T49" style:family="text">
      <style:text-properties style:font-name="Calibri" fo:font-size="10pt" fo:letter-spacing="0.009cm" style:font-size-asian="10pt" style:font-name-complex="Calibri1"/>
    </style:style>
    <style:style style:name="T50" style:family="text">
      <style:text-properties style:font-name="Calibri" fo:font-size="10pt" fo:letter-spacing="0.078cm" fo:font-weight="bold" style:font-size-asian="10pt" style:font-weight-asian="bold" style:font-name-complex="Calibri1"/>
    </style:style>
    <style:style style:name="T51" style:family="text">
      <style:text-properties style:font-name="Calibri" fo:font-size="10pt" fo:letter-spacing="0.002cm" style:font-size-asian="10pt" style:font-name-complex="Calibri1"/>
    </style:style>
    <style:style style:name="T52" style:family="text">
      <style:text-properties style:font-name="Calibri" fo:font-size="10pt" fo:letter-spacing="-0.037cm" style:font-size-asian="10pt" style:font-name-complex="Calibri1"/>
    </style:style>
    <style:style style:name="T53" style:family="text">
      <style:text-properties style:font-name="Calibri" fo:font-size="10pt" fo:letter-spacing="-0.03cm" style:font-size-asian="10pt" style:font-name-complex="Calibri1"/>
    </style:style>
    <style:style style:name="T54" style:family="text">
      <style:text-properties style:font-name="Calibri" fo:letter-spacing="-0.005cm" style:font-name-complex="Calibri1"/>
    </style:style>
    <style:style style:name="T55" style:family="text">
      <style:text-properties style:font-name="Calibri" fo:letter-spacing="-0.016cm" style:font-name-complex="Calibri1"/>
    </style:style>
    <style:style style:name="T56" style:family="text">
      <style:text-properties style:font-name="Calibri" fo:font-size="9pt" style:font-size-asian="9pt" style:font-name-complex="Calibri1"/>
    </style:style>
    <style:style style:name="T57" style:family="text">
      <style:text-properties style:font-name="Calibri" fo:font-size="9pt" fo:letter-spacing="0.014cm" style:font-size-asian="9pt" style:font-name-complex="Calibri1"/>
    </style:style>
    <style:style style:name="T58" style:family="text">
      <style:text-properties style:font-name="Calibri" fo:font-size="9pt" fo:letter-spacing="0.012cm" style:font-size-asian="9pt" style:font-name-complex="Calibri1"/>
    </style:style>
    <style:style style:name="T59" style:family="text">
      <style:text-properties style:font-name="Calibri" fo:font-size="9pt" fo:letter-spacing="0.011cm" style:font-size-asian="9pt" style:font-name-complex="Calibri1"/>
    </style:style>
    <style:style style:name="T60" style:family="text">
      <style:text-properties style:font-name="Calibri" fo:font-size="9pt" fo:letter-spacing="-0.079cm" style:font-size-asian="9pt" style:font-name-complex="Calibri1"/>
    </style:style>
    <style:style style:name="T61" style:family="text">
      <style:text-properties style:font-name="Calibri" fo:font-size="9pt" fo:letter-spacing="0.002cm" style:font-size-asian="9pt" style:font-name-complex="Calibri1"/>
    </style:style>
    <style:style style:name="T62" style:family="text">
      <style:text-properties style:font-name="Calibri" fo:font-size="9pt" fo:font-weight="bold" style:font-size-asian="9pt" style:font-weight-asian="bold" style:font-name-complex="Calibri1"/>
    </style:style>
    <style:style style:name="T63" style:family="text">
      <style:text-properties style:font-name="Calibri" fo:font-size="9pt" fo:letter-spacing="-0.019cm" fo:font-weight="bold" style:font-size-asian="9pt" style:font-weight-asian="bold" style:font-name-complex="Calibri1"/>
    </style:style>
    <style:style style:name="T64" style:family="text">
      <style:text-properties style:font-name="Calibri" fo:font-size="9pt" fo:letter-spacing="-0.002cm" fo:font-weight="bold" style:font-size-asian="9pt" style:font-weight-asian="bold" style:font-name-complex="Calibri1"/>
    </style:style>
    <style:style style:name="T65" style:family="text">
      <style:text-properties style:font-name="Calibri" fo:font-size="9pt" fo:letter-spacing="-0.005cm" fo:font-weight="bold" style:font-size-asian="9pt" style:font-weight-asian="bold" style:font-name-complex="Calibri1"/>
    </style:style>
    <style:style style:name="T66" style:family="text">
      <style:text-properties style:font-name="Calibri" fo:font-size="9pt" fo:letter-spacing="-0.004cm" fo:font-weight="bold" style:font-size-asian="9pt" style:font-weight-asian="bold" style:font-name-complex="Calibri1"/>
    </style:style>
    <style:style style:name="T67" style:family="text">
      <style:text-properties style:font-name="Calibri" fo:font-size="9pt" fo:letter-spacing="-0.014cm" fo:font-weight="bold" style:font-size-asian="9pt" style:font-weight-asian="bold" style:font-name-complex="Calibri1"/>
    </style:style>
    <style:style style:name="T68" style:family="text">
      <style:text-properties style:font-name="Calibri" fo:font-size="9pt" fo:letter-spacing="-0.018cm" fo:font-weight="bold" style:font-size-asian="9pt" style:font-weight-asian="bold" style:font-name-complex="Calibri1"/>
    </style:style>
    <style:style style:name="T69" style:family="text">
      <style:text-properties style:font-name="Calibri" fo:font-size="9pt" fo:letter-spacing="-0.012cm" fo:font-weight="bold" style:font-size-asian="9pt" style:font-weight-asian="bold" style:font-name-complex="Calibri1"/>
    </style:style>
    <style:style style:name="T70" style:family="text">
      <style:text-properties fo:color="#000000" style:font-name="Calibri" fo:language="es" fo:country="ES" style:font-name-asian="Calibri1" style:font-name-complex="Calibri1"/>
    </style:style>
    <style:style style:name="T71" style:family="text">
      <style:text-properties fo:color="#000000" style:font-name="Calibri" fo:language="es" fo:country="ES" style:language-asian="en" style:country-asian="US" style:font-name-complex="Calibri1"/>
    </style:style>
    <style:style style:name="T72" style:family="text">
      <style:text-properties fo:color="#000000" style:font-name="Calibri" fo:language="es" fo:country="ES" fo:font-weight="bold" style:language-asian="en" style:country-asian="US" style:font-weight-asian="bold" style:font-name-complex="Calibri1" style:font-weight-complex="bold"/>
    </style:style>
    <style:style style:name="T73" style:family="text">
      <style:text-properties fo:color="#000000" style:font-name="Calibri" style:font-name-complex="Calibri1"/>
    </style:style>
    <style:style style:name="T74" style:family="text">
      <style:text-properties fo:color="#000000" style:font-name="Calibri" style:text-underline-style="none" style:font-name-complex="Calibri1"/>
    </style:style>
    <style:style style:name="T75" style:family="text">
      <style:text-properties fo:color="#000000" style:font-name="Segoe UI Symbol" fo:language="es" fo:country="ES" fo:font-weight="bold" style:language-asian="en" style:country-asian="US" style:font-weight-asian="bold" style:font-name-complex="Segoe UI Symbol1" style:font-weight-complex="bold"/>
    </style:style>
    <style:style style:name="T76" style:family="text">
      <style:text-properties fo:color="#c8201d" style:font-name="Calibri" fo:font-size="10pt" fo:font-weight="bold" style:font-size-asian="10pt" style:font-weight-asian="bold" style:font-name-complex="Calibri1"/>
    </style:style>
    <style:style style:name="T77" style:family="text">
      <style:text-properties fo:color="#c8201d" style:font-name="Calibri" fo:font-size="10pt" fo:letter-spacing="-0.011cm" fo:font-weight="bold" style:font-size-asian="10pt" style:font-weight-asian="bold" style:font-name-complex="Calibri1"/>
    </style:style>
    <style:style style:name="T78" style:family="text">
      <style:text-properties fo:color="#c8201d" style:font-name="Calibri" fo:font-size="10pt" fo:letter-spacing="-0.093cm" fo:font-weight="bold" style:font-size-asian="10pt" style:font-weight-asian="bold" style:font-name-complex="Calibri1"/>
    </style:style>
    <style:style style:name="T79" style:family="text">
      <style:text-properties fo:color="#c8201d" style:font-name="Calibri" fo:font-size="10pt" fo:letter-spacing="0.004cm" fo:font-weight="bold" style:font-size-asian="10pt" style:font-weight-asian="bold" style:font-name-complex="Calibri1"/>
    </style:style>
    <style:style style:name="T80" style:family="text">
      <style:text-properties fo:color="#c8201d" style:font-name="Calibri" fo:font-size="10pt" fo:letter-spacing="-0.004cm" fo:font-weight="bold" style:font-size-asian="10pt" style:font-weight-asian="bold" style:font-name-complex="Calibri1"/>
    </style:style>
    <style:style style:name="T81" style:family="text">
      <style:text-properties fo:color="#c8201d" style:font-name="Calibri" fo:font-size="10pt" fo:letter-spacing="-0.012cm" fo:font-weight="bold" style:font-size-asian="10pt" style:font-weight-asian="bold" style:font-name-complex="Calibri1"/>
    </style:style>
    <style:style style:name="T82" style:family="text">
      <style:text-properties fo:color="#c8201d" style:font-name="Calibri" fo:font-size="10pt" fo:letter-spacing="-0.019cm" fo:font-weight="bold" style:font-size-asian="10pt" style:font-weight-asian="bold" style:font-name-complex="Calibri1"/>
    </style:style>
    <style:style style:name="T83" style:family="text">
      <style:text-properties fo:color="#542f8c" style:font-name="Arial1" fo:font-size="10pt" fo:font-weight="bold" style:font-size-asian="10pt" style:font-weight-asian="bold"/>
    </style:style>
    <style:style style:name="T84" style:family="text">
      <style:text-properties fo:color="#542f8c" style:font-name="Arial1" fo:font-size="10pt" fo:letter-spacing="-0.009cm" fo:font-weight="bold" style:font-size-asian="10pt" style:font-weight-asian="bold"/>
    </style:style>
    <style:style style:name="T85" style:family="text">
      <style:text-properties fo:color="#542f8c" style:font-name="Arial1" fo:font-size="10pt" fo:letter-spacing="-0.007cm" fo:font-weight="bold" style:font-size-asian="10pt" style:font-weight-asian="bold"/>
    </style:style>
    <style:style style:name="T86" style:family="text">
      <style:text-properties fo:color="#ff0000" style:font-name="Calibri" fo:font-size="10pt" style:font-size-asian="10pt" style:font-name-complex="Calibri1"/>
    </style:style>
    <style:style style:name="T87" style:family="text">
      <style:text-properties fo:color="#ff0000" style:font-name="Calibri" fo:font-size="10pt" fo:letter-spacing="-0.007cm" style:font-size-asian="10pt" style:font-name-complex="Calibri1"/>
    </style:style>
    <style:style style:name="T88" style:family="text">
      <style:text-properties fo:color="#ff0000" style:font-name="Calibri" fo:font-size="10pt" fo:letter-spacing="-0.005cm" style:font-size-asian="10pt" style:font-name-complex="Calibri1"/>
    </style:style>
    <style:style style:name="T89" style:family="text">
      <style:text-properties fo:color="#ff0000" style:font-name="Calibri" fo:font-size="10pt" fo:letter-spacing="-0.004cm" style:font-size-asian="10pt"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Carlos Manuel Martínez Pomares</text:p>
      <text:p text:style-name="P1">2ºDAM Semipresencial</text:p>
      <text:p text:style-name="P4"/>
      <text:p text:style-name="P4">ACTIVIDADES TEMA 4: ¿CUÁNTO CUESTA MI IDEA DE NEGOCIO Y CON QUÉ RECURSOS CUENTO?</text:p>
      <text:p text:style-name="P1"/>
      <text:p text:style-name="P5">PLAN DE EMPRESA</text:p>
      <text:list xml:id="list872848254706142230" text:style-name="WWNum1">
        <text:list-item>
          <text:p text:style-name="P85">Responde a estas preguntas y reflexionad sobre las respuestas:</text:p>
        </text:list-item>
      </text:list>
      <text:p text:style-name="P26"/>
      <text:p text:style-name="P5">a) ¿Qué importancia puede tener para vuestro futuro negocio conocer las inversiones que es preciso realizar para llevarlo a cabo?</text:p>
      <text:p text:style-name="P77">Conocer las inversiones que es preciso realizar para llevar a cabo nuestro futuro negocio es importante puesto que nos da una idea general de los gastos a los que tendremos que hacer frente y si ese desembolso económico lo podremos recuperar o incrementar obteniendo beneficios para el negocio.</text:p>
      <text:p text:style-name="P2"/>
      <text:p text:style-name="P5">b) ¿Os reporta algún beneficio calcular los gastos que os va a ocasionar constituir vuestra futura empresa?</text:p>
      <text:p text:style-name="P2"><text:tab/>Si, pues al realizar este cálculo y siendo éste lo más realista posible podremos hacernos una idea de si podremos hacer frente a dichos gastos teniendo en cuenta el dinero que tenemos o el que podemos conseguir a través de préstamos bancarios.</text:p>
      <text:p text:style-name="P2"/>
      <text:p text:style-name="P8"><text:span text:style-name="T1">c) </text:span><text:span text:style-name="T2">¿Creéis útil realizar un cálculo de los gastos necesarios para la compra de las primeras existencias con las que deberéis dotar a vuestra empresa para poder abrir el primer día?</text:span></text:p>
      <text:p text:style-name="P2"><text:tab/>Por supuesto. Este cálculo es necesario pues hemos de tenerlo en cuenta para poder abrir el primer día nuestro negocio y poder comenzar las ventas y las ganancias.</text:p>
      <text:p text:style-name="P2"/>
      <text:p text:style-name="P5">d) Para calcular lo anterior, debes hacer una descripción del proceso productivo de tu producto de las fases necesarias para completar tu servicio.</text:p>
      <text:p text:style-name="P5"/>
      <text:list xml:id="list8545133718362112852" text:style-name="WWNum2">
        <text:list-item>
          <text:p text:style-name="P87">Estudio del local y necesidades del cliente. </text:p>
        </text:list-item>
        <text:list-item>
          <text:p text:style-name="P87">Desarrollo del software a medida más el algoritmo.</text:p>
        </text:list-item>
        <text:list-item>
          <text:p text:style-name="P87">Compra de materiales para la posterior instalación.</text:p>
        </text:list-item>
        <text:list-item>
          <text:p text:style-name="P87">Testeo del conjunto “software, algoritmo y materiales”.</text:p>
        </text:list-item>
        <text:list-item>
          <text:p text:style-name="P87">Instalación y puesta en marcha más ajuste si es necesario.</text:p>
        </text:list-item>
      </text:list>
      <text:p text:style-name="P2"/>
      <text:p text:style-name="P5">e) Sabéis que el primer año seguramente los gastos van a ser mayores que los ingresos, ¿No sería conveniente que hicieseis un cálculo del dinero que podréis necesitar para hacer frente a estos desfases?</text:p>
      <text:p text:style-name="P2"/>
      <text:p text:style-name="P2"><text:tab/>Por supuesto que es necesario. En este punto, se debería guardar una partida económica para afrontar esos desfases económicos hasta que lleguen las ganancias.</text:p>
      <text:p text:style-name="P2"/>
      <text:p text:style-name="P2"/>
      <text:p text:style-name="P2"/>
      <text:p text:style-name="P2"/>
      <text:p text:style-name="P2"/>
      <text:p text:style-name="P2"/>
      <text:p text:style-name="P2"/>
      <text:p text:style-name="P5"><text:soft-page-break/>2. Teniendo en cuenta esas reflexiones iniciales, responde a las siguientes actividades:</text:p>
      <text:p text:style-name="P5">a) Realiza un inventario con todas las inversiones que necesitaréis llevar a cabo.</text:p>
      <text:p text:style-name="P2">Mi negocio es de venta directa al público.</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4">INVERSIONES</text:p>
          </table:table-cell>
          <table:table-cell table:style-name="Tabla1.A1" office:value-type="string">
            <text:p text:style-name="P4">MENSUALES</text:p>
          </table:table-cell>
          <table:table-cell table:style-name="Tabla1.A1" office:value-type="string">
            <text:p text:style-name="P4">ANUALES</text:p>
          </table:table-cell>
        </table:table-row>
        <table:table-row table:style-name="Tabla1.1">
          <table:table-cell table:style-name="Tabla1.A1" office:value-type="string">
            <text:p text:style-name="P5">Inversiones materiales</text:p>
          </table:table-cell>
          <table:table-cell table:style-name="Tabla1.A1" office:value-type="string">
            <text:p text:style-name="P3"/>
          </table:table-cell>
          <table:table-cell table:style-name="Tabla1.A1" office:value-type="string">
            <text:p text:style-name="P3"/>
          </table:table-cell>
        </table:table-row>
        <table:table-row table:style-name="Tabla1.1">
          <table:table-cell table:style-name="Tabla1.A1" office:value-type="string">
            <text:p text:style-name="P2">Edificios, locales y terrenos</text:p>
          </table:table-cell>
          <table:table-cell table:style-name="Tabla1.A1" office:value-type="string">
            <text:p text:style-name="P3">800€</text:p>
          </table:table-cell>
          <table:table-cell table:style-name="Tabla1.A1" office:value-type="string">
            <text:p text:style-name="P3">9600€</text:p>
          </table:table-cell>
        </table:table-row>
        <table:table-row table:style-name="Tabla1.1">
          <table:table-cell table:style-name="Tabla1.A1" office:value-type="string">
            <text:p text:style-name="P2">Maquinaria y herramienta</text:p>
          </table:table-cell>
          <table:table-cell table:style-name="Tabla1.A1" office:value-type="string">
            <text:p text:style-name="P3"/>
          </table:table-cell>
          <table:table-cell table:style-name="Tabla1.A1" office:value-type="string">
            <text:p text:style-name="P3">3000€</text:p>
          </table:table-cell>
        </table:table-row>
        <table:table-row table:style-name="Tabla1.1">
          <table:table-cell table:style-name="Tabla1.A1" office:value-type="string">
            <text:p text:style-name="P2">Elementos de transporte</text:p>
          </table:table-cell>
          <table:table-cell table:style-name="Tabla1.A1" office:value-type="string">
            <text:p text:style-name="P3">120€</text:p>
          </table:table-cell>
          <table:table-cell table:style-name="Tabla1.A1" office:value-type="string">
            <text:p text:style-name="P3">1440€</text:p>
          </table:table-cell>
        </table:table-row>
        <table:table-row table:style-name="Tabla1.1">
          <table:table-cell table:style-name="Tabla1.A1" office:value-type="string">
            <text:p text:style-name="P2">Mobiliario y enseres</text:p>
          </table:table-cell>
          <table:table-cell table:style-name="Tabla1.A1" office:value-type="string">
            <text:p text:style-name="P3"/>
          </table:table-cell>
          <table:table-cell table:style-name="Tabla1.A1" office:value-type="string">
            <text:p text:style-name="P3">3000€</text:p>
          </table:table-cell>
        </table:table-row>
        <table:table-row table:style-name="Tabla1.1">
          <table:table-cell table:style-name="Tabla1.A1" office:value-type="string">
            <text:p text:style-name="P1">Elementos proceso de la información</text:p>
            <text:p text:style-name="P2">(ordenadores y similares)</text:p>
          </table:table-cell>
          <table:table-cell table:style-name="Tabla1.A1" office:value-type="string">
            <text:p text:style-name="P3"/>
          </table:table-cell>
          <table:table-cell table:style-name="Tabla1.A1" office:value-type="string">
            <text:p text:style-name="P3">4500€</text:p>
          </table:table-cell>
        </table:table-row>
        <table:table-row table:style-name="Tabla1.1">
          <table:table-cell table:style-name="Tabla1.A1" office:value-type="string">
            <text:p text:style-name="P2">Reformas local</text:p>
          </table:table-cell>
          <table:table-cell table:style-name="Tabla1.A1" office:value-type="string">
            <text:p text:style-name="P3"/>
          </table:table-cell>
          <table:table-cell table:style-name="Tabla1.A1" office:value-type="string">
            <text:p text:style-name="P3">4000€</text:p>
          </table:table-cell>
        </table:table-row>
        <table:table-row table:style-name="Tabla1.1">
          <table:table-cell table:style-name="Tabla1.A1" office:value-type="string">
            <text:p text:style-name="P2">Vehículo Renting</text:p>
          </table:table-cell>
          <table:table-cell table:style-name="Tabla1.A1" office:value-type="string">
            <text:p text:style-name="P3">250€</text:p>
          </table:table-cell>
          <table:table-cell table:style-name="Tabla1.A1" office:value-type="string">
            <text:p text:style-name="P3">3000€</text:p>
          </table:table-cell>
        </table:table-row>
        <table:table-row table:style-name="Tabla1.1">
          <table:table-cell table:style-name="Tabla1.A1" office:value-type="string">
            <text:p text:style-name="P2">Instalaciones</text:p>
          </table:table-cell>
          <table:table-cell table:style-name="Tabla1.A1" office:value-type="string">
            <text:p text:style-name="P3"/>
          </table:table-cell>
          <table:table-cell table:style-name="Tabla1.A1" office:value-type="string">
            <text:p text:style-name="P3">500€</text:p>
          </table:table-cell>
        </table:table-row>
        <table:table-row table:style-name="Tabla1.1">
          <table:table-cell table:style-name="Tabla1.A1" office:value-type="string">
            <text:p text:style-name="P5">TOTAL INVERSIONES MATERIALES</text:p>
          </table:table-cell>
          <table:table-cell table:style-name="Tabla1.A1" office:value-type="string">
            <text:p text:style-name="P4">1170€</text:p>
          </table:table-cell>
          <table:table-cell table:style-name="Tabla1.A1" office:value-type="string">
            <text:p text:style-name="P4">42810€</text:p>
          </table:table-cell>
        </table:table-row>
        <table:table-row table:style-name="Tabla1.1">
          <table:table-cell table:style-name="Tabla1.A1" office:value-type="string">
            <text:p text:style-name="P5">Inversiones intangibles</text:p>
          </table:table-cell>
          <table:table-cell table:style-name="Tabla1.A1" office:value-type="string">
            <text:p text:style-name="P3"/>
          </table:table-cell>
          <table:table-cell table:style-name="Tabla1.A1" office:value-type="string">
            <text:p text:style-name="P3"/>
          </table:table-cell>
        </table:table-row>
        <table:table-row table:style-name="Tabla1.1">
          <table:table-cell table:style-name="Tabla1.A1" office:value-type="string">
            <text:p text:style-name="P2">Patentes y marcas</text:p>
          </table:table-cell>
          <table:table-cell table:style-name="Tabla1.A1" office:value-type="string">
            <text:p text:style-name="P3">50€</text:p>
          </table:table-cell>
          <table:table-cell table:style-name="Tabla1.A1" office:value-type="string">
            <text:p text:style-name="P3">600€</text:p>
          </table:table-cell>
        </table:table-row>
        <table:table-row table:style-name="Tabla1.1">
          <table:table-cell table:style-name="Tabla1.A1" office:value-type="string">
            <text:p text:style-name="P2">Depósitos y fianzas</text:p>
          </table:table-cell>
          <table:table-cell table:style-name="Tabla1.A1" office:value-type="string">
            <text:p text:style-name="P3"/>
          </table:table-cell>
          <table:table-cell table:style-name="Tabla1.A1" office:value-type="string">
            <text:p text:style-name="P3">1600€</text:p>
          </table:table-cell>
        </table:table-row>
        <table:table-row table:style-name="Tabla1.1">
          <table:table-cell table:style-name="Tabla1.A1" office:value-type="string">
            <text:p text:style-name="P2">Uso de aplicaciones informáticas</text:p>
          </table:table-cell>
          <table:table-cell table:style-name="Tabla1.A1" office:value-type="string">
            <text:p text:style-name="P3">50€</text:p>
          </table:table-cell>
          <table:table-cell table:style-name="Tabla1.A1" office:value-type="string">
            <text:p text:style-name="P3">600€</text:p>
          </table:table-cell>
        </table:table-row>
        <table:table-row table:style-name="Tabla1.1">
          <table:table-cell table:style-name="Tabla1.A1" office:value-type="string">
            <text:p text:style-name="P2">Página web</text:p>
          </table:table-cell>
          <table:table-cell table:style-name="Tabla1.A1" office:value-type="string">
            <text:p text:style-name="P3"/>
          </table:table-cell>
          <table:table-cell table:style-name="Tabla1.A1" office:value-type="string">
            <text:p text:style-name="P3">400€</text:p>
          </table:table-cell>
        </table:table-row>
        <table:table-row table:style-name="Tabla1.1">
          <table:table-cell table:style-name="Tabla1.A1" office:value-type="string">
            <text:p text:style-name="P5">TOTAL INVERSIONES INTANGIBLES</text:p>
          </table:table-cell>
          <table:table-cell table:style-name="Tabla1.A1" office:value-type="string">
            <text:p text:style-name="P4">100€</text:p>
          </table:table-cell>
          <table:table-cell table:style-name="Tabla1.A1" office:value-type="string">
            <text:p text:style-name="P4">3200€</text:p>
          </table:table-cell>
        </table:table-row>
        <table:table-row table:style-name="Tabla1.1">
          <table:table-cell table:style-name="Tabla1.A1" office:value-type="string">
            <text:p text:style-name="P5">TOTAL INVERSIONES (1)</text:p>
          </table:table-cell>
          <table:table-cell table:style-name="Tabla1.A1" office:value-type="string">
            <text:p text:style-name="P4">1270€</text:p>
          </table:table-cell>
          <table:table-cell table:style-name="Tabla1.A1" office:value-type="string">
            <text:p text:style-name="P4">46010€</text:p>
          </table:table-cell>
        </table:table-row>
      </table:table>
      <text:p text:style-name="P2"/>
      <text:p text:style-name="P2"/>
      <text:p text:style-name="P5">b) Elabora un inventario de todos los gastos necesarios para la puesta en marcha y funcionamiento. Elabora una tabla de doble entrada para puntos a y b) </text:p>
      <text:p text:style-name="P2"/>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4">GASTOS</text:p>
          </table:table-cell>
          <table:table-cell table:style-name="Tabla2.A1" office:value-type="string">
            <text:p text:style-name="P4">MENSUALES</text:p>
          </table:table-cell>
          <table:table-cell table:style-name="Tabla2.A1" office:value-type="string">
            <text:p text:style-name="P4">ANUALES</text:p>
          </table:table-cell>
        </table:table-row>
        <table:table-row table:style-name="Tabla2.1">
          <table:table-cell table:style-name="Tabla2.A1" office:value-type="string">
            <text:p text:style-name="P5">Gastos necesarios para constituir y poner en marcha la empresa</text:p>
          </table:table-cell>
          <table:table-cell table:style-name="Tabla2.A1" office:value-type="string">
            <text:p text:style-name="P3"/>
          </table:table-cell>
          <table:table-cell table:style-name="Tabla2.A1" office:value-type="string">
            <text:p text:style-name="P3"/>
          </table:table-cell>
        </table:table-row>
        <table:table-row table:style-name="Tabla2.1">
          <table:table-cell table:style-name="Tabla2.A1" office:value-type="string">
            <text:p text:style-name="P2">Abogado</text:p>
          </table:table-cell>
          <table:table-cell table:style-name="Tabla2.A1" office:value-type="string">
            <text:p text:style-name="P3"/>
          </table:table-cell>
          <table:table-cell table:style-name="Tabla2.A1" office:value-type="string">
            <text:p text:style-name="P3">300€</text:p>
          </table:table-cell>
        </table:table-row>
        <table:table-row table:style-name="Tabla2.1">
          <table:table-cell table:style-name="Tabla2.A1" office:value-type="string">
            <text:p text:style-name="P2">Capital social</text:p>
          </table:table-cell>
          <table:table-cell table:style-name="Tabla2.A1" office:value-type="string">
            <text:p text:style-name="P3"/>
          </table:table-cell>
          <table:table-cell table:style-name="Tabla2.A1" office:value-type="string">
            <text:p text:style-name="P3">20000€</text:p>
          </table:table-cell>
        </table:table-row>
        <table:table-row table:style-name="Tabla2.1">
          <table:table-cell table:style-name="Tabla2.A1" office:value-type="string">
            <text:p text:style-name="P2">Notario</text:p>
          </table:table-cell>
          <table:table-cell table:style-name="Tabla2.A1" office:value-type="string">
            <text:p text:style-name="P3"/>
          </table:table-cell>
          <table:table-cell table:style-name="Tabla2.A1" office:value-type="string">
            <text:p text:style-name="P3">170€</text:p>
          </table:table-cell>
        </table:table-row>
        <table:table-row table:style-name="Tabla2.1">
          <table:table-cell table:style-name="Tabla2.A1" office:value-type="string">
            <text:p text:style-name="P2">Registro mercantil</text:p>
          </table:table-cell>
          <table:table-cell table:style-name="Tabla2.A1" office:value-type="string">
            <text:p text:style-name="P3"/>
          </table:table-cell>
          <table:table-cell table:style-name="Tabla2.A1" office:value-type="string">
            <text:p text:style-name="P3">75€</text:p>
          </table:table-cell>
        </table:table-row>
        <table:table-row table:style-name="Tabla2.1">
          <table:table-cell table:style-name="Tabla2.A1" office:value-type="string">
            <text:p text:style-name="P2">Asesoría</text:p>
          </table:table-cell>
          <table:table-cell table:style-name="Tabla2.A1" office:value-type="string">
            <text:p text:style-name="P3">30€</text:p>
          </table:table-cell>
          <table:table-cell table:style-name="Tabla2.A1" office:value-type="string">
            <text:p text:style-name="P3">360€</text:p>
          </table:table-cell>
        </table:table-row>
        <table:table-row table:style-name="Tabla2.1">
          <table:table-cell table:style-name="Tabla2.A1" office:value-type="string">
            <text:p text:style-name="P2">Promoción de la empresa y campaña de lanzamiento</text:p>
          </table:table-cell>
          <table:table-cell table:style-name="Tabla2.A1" office:value-type="string">
            <text:p text:style-name="P3">40€</text:p>
          </table:table-cell>
          <table:table-cell table:style-name="Tabla2.A1" office:value-type="string">
            <text:p text:style-name="P3">480€</text:p>
          </table:table-cell>
        </table:table-row>
        <table:table-row table:style-name="Tabla2.1">
          <table:table-cell table:style-name="Tabla2.A1" office:value-type="string">
            <text:p text:style-name="P2">Impuestos ITAJD 1% del capital social</text:p>
          </table:table-cell>
          <table:table-cell table:style-name="Tabla2.A1" office:value-type="string">
            <text:p text:style-name="P3"/>
          </table:table-cell>
          <table:table-cell table:style-name="Tabla2.A1" office:value-type="string">
            <text:p text:style-name="P3">200€</text:p>
          </table:table-cell>
        </table:table-row>
        <table:table-row table:style-name="Tabla2.1">
          <table:table-cell table:style-name="Tabla2.A1" office:value-type="string">
            <text:p text:style-name="P5">TOTAL GASTOS PUESTA EN MARCHA (2)</text:p>
          </table:table-cell>
          <table:table-cell table:style-name="Tabla2.A1" office:value-type="string">
            <text:p text:style-name="P4">70€</text:p>
          </table:table-cell>
          <table:table-cell table:style-name="Tabla2.A1" office:value-type="string">
            <text:p text:style-name="P4">21585€</text:p>
          </table:table-cell>
        </table:table-row>
      </table:table>
      <text:p text:style-name="P2"/>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4">GASTOS</text:p>
          </table:table-cell>
          <table:table-cell table:style-name="Tabla3.A1" office:value-type="string">
            <text:p text:style-name="P4">MENSUALES</text:p>
          </table:table-cell>
          <table:table-cell table:style-name="Tabla3.A1" office:value-type="string">
            <text:p text:style-name="P4">ANUALES</text:p>
          </table:table-cell>
        </table:table-row>
        <table:table-row table:style-name="Tabla3.1">
          <table:table-cell table:style-name="Tabla3.A1" office:value-type="string">
            <text:p text:style-name="P2">GASTOS DE CONSTITUCIÓN Y PUESTA EN MARCHA (2)</text:p>
          </table:table-cell>
          <table:table-cell table:style-name="Tabla3.A1" office:value-type="string">
            <text:p text:style-name="P3">70€</text:p>
          </table:table-cell>
          <table:table-cell table:style-name="Tabla3.A1" office:value-type="string">
            <text:p text:style-name="P3">21585€</text:p>
          </table:table-cell>
        </table:table-row>
        <table:table-row table:style-name="Tabla3.1">
          <table:table-cell table:style-name="Tabla3.A1" office:value-type="string">
            <text:p text:style-name="P2">TOTAL INVERSIONES (1)</text:p>
          </table:table-cell>
          <table:table-cell table:style-name="Tabla3.A1" office:value-type="string">
            <text:p text:style-name="P3">1270€</text:p>
          </table:table-cell>
          <table:table-cell table:style-name="Tabla3.A1" office:value-type="string">
            <text:p text:style-name="P3">46010€</text:p>
          </table:table-cell>
        </table:table-row>
        <table:table-row table:style-name="Tabla3.1">
          <table:table-cell table:style-name="Tabla3.A1" office:value-type="string">
            <text:p text:style-name="P5">TOTAL GASTOS E INVERSIONES (1+2)</text:p>
          </table:table-cell>
          <table:table-cell table:style-name="Tabla3.A1" office:value-type="string">
            <text:p text:style-name="P4">1090€</text:p>
          </table:table-cell>
          <table:table-cell table:style-name="Tabla3.A1" office:value-type="string">
            <text:p text:style-name="P4">67595€</text:p>
          </table:table-cell>
        </table:table-row>
      </table:table>
      <text:p text:style-name="P2"/>
      <text:p text:style-name="P2"/>
      <text:p text:style-name="P5"><text:soft-page-break/>c) Calcula lo que te costará el stock inicial de existencias. Prevé el dinero en efectivo que necesitaréis para hacer frente a los desfases en los gastos de los primeros meses.</text:p>
      <text:p text:style-name="P5"/>
      <text:p text:style-name="P5">STOCK INICIAL<text:tab/></text:p>
      <table:table table:name="Tabla4" table:style-name="Tabla4">
        <table:table-column table:style-name="Tabla4.A" table:number-columns-repeated="2"/>
        <table:table-column table:style-name="Tabla4.C"/>
        <table:table-column table:style-name="Tabla4.D"/>
        <table:table-row table:style-name="Tabla4.1">
          <table:table-cell table:style-name="Tabla4.A1" office:value-type="string">
            <text:p text:style-name="P4">CONCEPTO</text:p>
          </table:table-cell>
          <table:table-cell table:style-name="Tabla4.A1" office:value-type="string">
            <text:p text:style-name="P4">UNIDADES</text:p>
          </table:table-cell>
          <table:table-cell table:style-name="Tabla4.A1" office:value-type="string">
            <text:p text:style-name="P4">PVP</text:p>
          </table:table-cell>
          <table:table-cell table:style-name="Tabla4.A1" office:value-type="string">
            <text:p text:style-name="P4">TOTAL</text:p>
          </table:table-cell>
        </table:table-row>
        <table:table-row table:style-name="Tabla4.1">
          <table:table-cell table:style-name="Tabla4.A1" office:value-type="string">
            <text:p text:style-name="P4">SENSOR TEMERATURA</text:p>
          </table:table-cell>
          <table:table-cell table:style-name="Tabla4.A1" office:value-type="string">
            <text:p text:style-name="P3">20</text:p>
          </table:table-cell>
          <table:table-cell table:style-name="Tabla4.A1" office:value-type="string">
            <text:p text:style-name="P3">28€</text:p>
          </table:table-cell>
          <table:table-cell table:style-name="Tabla4.A1" office:value-type="string">
            <text:p text:style-name="P3">560€</text:p>
          </table:table-cell>
        </table:table-row>
        <table:table-row table:style-name="Tabla4.1">
          <table:table-cell table:style-name="Tabla4.A1" office:value-type="string">
            <text:p text:style-name="P4">SENSOR HUMEDAD</text:p>
          </table:table-cell>
          <table:table-cell table:style-name="Tabla4.A1" office:value-type="string">
            <text:p text:style-name="P3">20</text:p>
          </table:table-cell>
          <table:table-cell table:style-name="Tabla4.A1" office:value-type="string">
            <text:p text:style-name="P3">38€</text:p>
          </table:table-cell>
          <table:table-cell table:style-name="Tabla4.A1" office:value-type="string">
            <text:p text:style-name="P3">760€</text:p>
          </table:table-cell>
        </table:table-row>
        <table:table-row table:style-name="Tabla4.1">
          <table:table-cell table:style-name="Tabla4.A1" office:value-type="string">
            <text:p text:style-name="P4">CENTRALITA</text:p>
          </table:table-cell>
          <table:table-cell table:style-name="Tabla4.A1" office:value-type="string">
            <text:p text:style-name="P3">3</text:p>
          </table:table-cell>
          <table:table-cell table:style-name="Tabla4.A1" office:value-type="string">
            <text:p text:style-name="P3">40€</text:p>
          </table:table-cell>
          <table:table-cell table:style-name="Tabla4.A1" office:value-type="string">
            <text:p text:style-name="P3">800€</text:p>
          </table:table-cell>
        </table:table-row>
        <table:table-row table:style-name="Tabla4.1">
          <table:table-cell table:style-name="Tabla4.A1" office:value-type="string">
            <text:p text:style-name="P4">CABLE UTP C6</text:p>
          </table:table-cell>
          <table:table-cell table:style-name="Tabla4.A1" office:value-type="string">
            <text:p text:style-name="P3">1 BOBINA 300m</text:p>
          </table:table-cell>
          <table:table-cell table:style-name="Tabla4.A1" office:value-type="string">
            <text:p text:style-name="P3">103€</text:p>
          </table:table-cell>
          <table:table-cell table:style-name="Tabla4.A1" office:value-type="string">
            <text:p text:style-name="P3">103€</text:p>
          </table:table-cell>
        </table:table-row>
        <table:table-row table:style-name="Tabla4.1">
          <table:table-cell table:style-name="Tabla4.A1" office:value-type="string">
            <text:p text:style-name="P4">MAT. FERRETERIA</text:p>
          </table:table-cell>
          <table:table-cell table:style-name="Tabla4.A1" office:value-type="string">
            <text:p text:style-name="P3">X</text:p>
          </table:table-cell>
          <table:table-cell table:style-name="Tabla4.A1" office:value-type="string">
            <text:p text:style-name="P3">200€</text:p>
          </table:table-cell>
          <table:table-cell table:style-name="Tabla4.A1" office:value-type="string">
            <text:p text:style-name="P3">200€</text:p>
          </table:table-cell>
        </table:table-row>
        <table:table-row table:style-name="Tabla4.1">
          <table:table-cell table:style-name="Tabla4.A1" office:value-type="string">
            <text:p text:style-name="P4">TOTAL (3)</text:p>
          </table:table-cell>
          <table:table-cell table:style-name="Tabla4.A1" office:value-type="string">
            <text:p text:style-name="P3"/>
          </table:table-cell>
          <table:table-cell table:style-name="Tabla4.A1" office:value-type="string">
            <text:p text:style-name="P3"/>
          </table:table-cell>
          <table:table-cell table:style-name="Tabla4.A1" office:value-type="string">
            <text:p text:style-name="P4">2423€</text:p>
          </table:table-cell>
        </table:table-row>
      </table:table>
      <text:p text:style-name="P2"/>
      <text:p text:style-name="P77">Para calcular el dinero en efectivo que se necesitará para hacer frente a los desfases en los gastos de los primeros meses hemos tenido en cuenta los sueldos de los socios, los gastos, las inversiones y el stock inicial.</text:p>
      <text:p text:style-name="P11"><text:span text:style-name="T1">Así pues, calculamos que aproximadamente necesitaremos unos</text:span><text:span text:style-name="T2"> 3000€</text:span><text:span text:style-name="T1"> los 3 primeros meses.</text:span></text:p>
      <text:p text:style-name="P2"/>
      <text:p text:style-name="P2"/>
      <text:p text:style-name="P5">d) Elabora un listado con todas las fuentes de información posibles y elige aquellas que mejor se adaptan a tus necesidades, justificando las razones de tu decisión.</text:p>
      <text:p text:style-name="P5"/>
      <text:p text:style-name="P78">En principio contaremos con una fuente interna subcontratando una empresa especializada en estadística y primaria ya que no hemos encontrado ninguna fuente externa que nos de datos sobre la demanda de nuestro producto, la intención es elaborar una estadística de los datos obtenidos de realizar entrevistas a los responsables técnicos.</text:p>
      <text:p text:style-name="P2"/>
      <text:p text:style-name="P5">e) Investiga subvenciones que puedan ser de interés para tu empresa y valora los requisitos exigidos para su concesión.</text:p>
      <text:p text:style-name="P9"/>
      <text:p text:style-name="P9">Según la web de sepe.es, las subvenciones a las que podemos optar son las siguientes:</text:p>
      <text:p text:style-name="P9"/>
      <text:list xml:id="list2733462783965884827" text:style-name="WWNum5">
        <text:list-item>
          <text:p text:style-name="P86">Reducciones y Bonificaciones de la Seguridad Social</text:p>
        </text:list-item>
      </text:list>
      <text:p text:style-name="P88">Para beneficiarse de estas medidas durante los 12 meses siguientes al periodo inicial, el trabajador por cuenta propia o autónomo, deberá:</text:p>
      <text:p text:style-name="P88">1.º  Estar empadronado en un municipio de menos de 5.000 habitantes, según los datos oficiales del padrón en vigor en el momento del alta en el Régimen Especial de la Seguridad Social de los Trabajadores por Cuenta Propia o Autónomos que causa el derecho al incentivo contemplado en este artículo.</text:p>
      <text:p text:style-name="P88">2.º  Estar dado de alta en el Censo de Obligados Tributarios de la Agencia Estatal de Administración Tributaria o de las Haciendas Forales, correspondiendo el lugar de desarrollo de la actividad declarada a un municipio cuyo padrón municipal sea inferior a 5.000 habitantes.</text:p>
      <text:p text:style-name="P14"><text:span text:style-name="T73">3.º   Mantener el alta en la actividad autónoma o por cuenta propia en el antedicho municipio en los dos años siguientes al alta en el Régimen Especial de la Seguridad Social de </text:span><text:soft-page-break/><text:span text:style-name="T73">los Trabajadores por Cuenta Propia o Autónomos que causa el derecho al incentivo contemplado en este artículo; así como permanecer empadronado en el mismo municipio en los cuatro años siguientes a dicha alta.</text:span></text:p>
      <text:list xml:id="list7445691545885545935" text:style-name="WWNum3">
        <text:list-item>
          <text:p text:style-name="P80">Bonificación a trabajadores por cuenta propia o autónomos por conciliación de la vida familiar y profesional vinculada a contratación.</text:p>
        </text:list-item>
      </text:list>
      <text:p text:style-name="P81">Requisitos:</text:p>
      <text:list xml:id="list344210555551965851" text:style-name="WWNum4">
        <text:list-item>
          <text:list>
            <text:list-item>
              <text:p text:style-name="P89">Estar y permanecer en alta en el Régimen Especial de la Seguridad Social de Trabajadores por Cuenta Propia o Autónomos.</text:p>
            </text:list-item>
            <text:list-item>
              <text:p text:style-name="P89">Contratación de un trabajador, a tiempo completo o parcial, que deberá mantenerse durante todo el período de disfrute de la bonificación. En todo caso, la duración del contrato deberá ser, al menos de tres meses desde la fecha de inicio del disfrute de la bonificación. El contrato a tiempo parcial no podrá celebrarse por una jornada laboral inferior al 50% de la jornada de un trabajador a tiempo completo comparable.</text:p>
            </text:list-item>
            <text:list-item>
              <text:p text:style-name="P89">Carecer de trabajadores asalariados en la fecha de inicio de la aplicación de la bonificación y durante los doce meses anteriores a la misma, excepto en el caso de trabajador contratado mediante contrato de interinidad para sustitución del trabajador autónomo por maternidad, paternidad, adopción o acogimiento, riesgo durante el embarazo o la lactancia.</text:p>
            </text:list-item>
            <text:list-item>
              <text:p text:style-name="P89">En todo caso, el trabajador autónomo que se beneficie de la bonificación deberá mantenerse en alta de la Seguridad Social durante los seis meses siguientes al vencimiento del plazo de disfrute de la misma.</text:p>
            </text:list-item>
          </text:list>
        </text:list-item>
      </text:list>
      <text:list xml:id="list43480342" text:continue-list="list7445691545885545935" text:style-name="WWNum3">
        <text:list-item>
          <text:p text:style-name="P79"><text:a xlink:type="simple" xlink:href="https://www.sepe.es/HomeSepe/autonomos/incentivos-ayudas-emprendedores-autonomos/ayudas-ico.html" text:style-name="Internet_20_link" text:visited-style-name="Visited_20_Internet_20_Link"><text:span text:style-name="T74">Ayudas ICO</text:span></text:a><text:span text:style-name="T73">. </text:span></text:p>
        </text:list-item>
        <text:list-item>
          <text:p text:style-name="P79"><text:a xlink:type="simple" xlink:href="https://www.sepe.es/HomeSepe/autonomos/incentivos-ayudas-emprendedores-autonomos/Ayudas-comunidades-autonomas.html" text:style-name="Internet_20_link" text:visited-style-name="Visited_20_Internet_20_Link"><text:span text:style-name="T74">Ayudas de las Comunidades Autónomas</text:span></text:a><text:span text:style-name="T73">.</text:span></text:p>
        </text:list-item>
      </text:list>
      <text:p text:style-name="P13"><text:span text:style-name="T73">En el caso de la Comunidad Valenciana, “</text:span><text:a xlink:type="simple" xlink:href="https://www.gva.es/es/inicio/procedimientos?id_proc=19120&amp;version=amp" text:style-name="Internet_20_link" text:visited-style-name="Visited_20_Internet_20_Link">LABORA Servicio Valenciano de Empleo y Formación</text:a><text:span text:style-name="T73">” ofrece a trabajadores por cuenta propia desempleados, ayudas para desarrollar su actividad.</text:span></text:p>
      <text:p text:style-name="P90">Requisitos</text:p>
      <text:p text:style-name="P27"><text:span text:style-name="T73">a) No estar incursos en las prohibiciones para obtener la condición de beneficiario, señaladas en los apartados 2 y 3 del artículo 13, de la Ley 38/2003, de 17 de noviembre, General de Subvenciones; a tal efecto, las entidades presentarán la correspondiente declaración responsable.<text:line-break/><text:line-break/>b) En ningún caso podrán resultar beneficiarias las personas socias de sociedades mercantiles, cooperativas, sociedades civiles y sociedades laborales, así como el personal miembro de comunidades de bienes y personal autónomo colaborador.<text:line-break/><text:line-break/>La concesión de la subvención requerirá:<text:line-break/><text:line-break/>a) Haber iniciado la actividad autónoma a partir del 1 de enero de 2020. A estos efectos se considerará como fecha de inicio la que conste en el documento de Declaración de Alta en el Censo de Obligados Tributarios (Modelos 036 o 037).<text:line-break/>b) Haber permanecido en situación de desempleo manteniendo la inscripción como demandante de empleo en LABORA Servicio Valenciano de Empleo y Formación hasta el </text:span><text:soft-page-break/><text:span text:style-name="T73">inicio de la actividad.<text:line-break/>c) Figurar de alta en el Censo de Obligados Tributarios y en el Régimen Especial de Trabajadores Autónomos o equivalente con carácter previo a la presentación de la solicitud.<text:line-break/>d) No haber figurado de alta en el Régimen Especial de Trabajadores Autónomos en los 6 meses anteriores al inicio de la actividad.<text:line-break/>e) Desarrollar la actividad de forma independiente.<text:line-break/>f) No haber sido beneficiario en alguno de los tres ejercicios anteriores de otras subvenciones de LABORA Servicio Valenciano de Empleo y Formación por constitución como autónomo.<text:line-break/>g) El proyecto debe tener carácter innovador y reunir condiciones de viabilidad técnica, económica y financiera, lo que precisará el informe de cualquiera de las entidades, públicas o privadas, incluidas en el Mapa de Entidades del Ecosistema Emprendedor de la Comunitat Valenciana.</text:span></text:p>
      <text:p text:style-name="P76">PLAN DE INVERSIONES Y GASTOS DE PERSONAL</text:p>
      <text:p text:style-name="Standard"><text:span text:style-name="T75">➢</text:span><text:span text:style-name="T72"> Número de trabajadores (diferenciar los trabajadores que contratamos desde el inicio y los que esperamos contratar).</text:span><text:span text:style-name="T71"> En un principio la empresa contará con tres socios capitalistas.</text:span></text:p>
      <text:p text:style-name="Standard"><text:span text:style-name="T75">➢</text:span><text:span text:style-name="T72"> Puesto de trabajo que ocupa cada trabajador. Se hará referencia asimismo al área funcional o departamento al que pertenece.</text:span><text:span text:style-name="T71"> Los socios serán encargados de tienda encargándose uno de ellos de la parte financiera, el otro de la parte comercial y gestión de proveedores del negocio y el último de la parte de marketing. Así mismo, los tres socios se encargarán de la parte de ventas.</text:span></text:p>
      <text:p text:style-name="Standard"><text:span text:style-name="T75">➢</text:span><text:span text:style-name="T72"> Tipo de contrato, jornada de trabajo y salario bruto de cada trabajador.</text:span><text:span text:style-name="T71"> Expuesto en la tabla de abajo.</text:span></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style-name="Tabla5.1">
          <table:table-cell table:style-name="Tabla5.A1" office:value-type="string">
            <text:p text:style-name="P6"/>
          </table:table-cell>
          <table:table-cell table:style-name="Tabla5.A1" table:number-columns-spanned="2" office:value-type="string">
            <text:p text:style-name="P6">SOCIOS INCLUIDOS EN RENTA</text:p>
          </table:table-cell>
          <table:covered-table-cell/>
          <table:table-cell table:number-columns-spanned="3" office:value-type="string">
            <text:p text:style-name="Standard"/>
          </table:table-cell>
          <table:covered-table-cell/>
          <table:covered-table-cell/>
        </table:table-row>
        <table:table-row table:style-name="Tabla5.2">
          <table:table-cell table:style-name="Tabla5.A2" office:value-type="string">
            <text:p text:style-name="P6">CATEGORÍA SOCIOS</text:p>
          </table:table-cell>
          <table:table-cell table:style-name="Tabla5.A2" office:value-type="string">
            <text:p text:style-name="P6">HORAS SEMANALES</text:p>
          </table:table-cell>
          <table:table-cell table:style-name="Tabla5.A2" table:number-columns-spanned="2" office:value-type="string">
            <text:p text:style-name="P6">SALARIO BASE AL MES</text:p>
          </table:table-cell>
          <table:covered-table-cell/>
          <table:table-cell table:style-name="Tabla5.A2" office:value-type="string">
            <text:p text:style-name="P6">SALARIO BASE X14 PAGAS </text:p>
          </table:table-cell>
          <table:table-cell table:style-name="Tabla5.A1" office:value-type="string">
            <text:p text:style-name="P6">CUOTA SEGURDAD SOCIAL</text:p>
          </table:table-cell>
        </table:table-row>
        <table:table-row table:style-name="Tabla5.3">
          <table:table-cell table:style-name="Tabla5.A1" office:value-type="string">
            <text:p text:style-name="P7">Gerente</text:p>
          </table:table-cell>
          <table:table-cell table:style-name="Tabla5.A2" office:value-type="string">
            <text:p text:style-name="P6">40h</text:p>
          </table:table-cell>
          <table:table-cell table:style-name="Tabla5.A2" table:number-columns-spanned="2" office:value-type="string">
            <text:p text:style-name="P6">1200€</text:p>
          </table:table-cell>
          <table:covered-table-cell/>
          <table:table-cell table:style-name="Tabla5.A2" office:value-type="string">
            <text:p text:style-name="P6">16800€</text:p>
          </table:table-cell>
          <table:table-cell table:style-name="Tabla5.A1" office:value-type="string">
            <text:p text:style-name="P6">960,60€</text:p>
          </table:table-cell>
        </table:table-row>
        <table:table-row table:style-name="Tabla5.3">
          <table:table-cell table:style-name="Tabla5.A1" office:value-type="string">
            <text:p text:style-name="P7">Ingeniero Soft</text:p>
          </table:table-cell>
          <table:table-cell table:style-name="Tabla5.A2" office:value-type="string">
            <text:p text:style-name="P6">40H</text:p>
          </table:table-cell>
          <table:table-cell table:style-name="Tabla5.A2" table:number-columns-spanned="2" office:value-type="string">
            <text:p text:style-name="P6">1200€</text:p>
          </table:table-cell>
          <table:covered-table-cell/>
          <table:table-cell table:style-name="Tabla5.A2" office:value-type="string">
            <text:p text:style-name="P6">16800€</text:p>
          </table:table-cell>
          <table:table-cell table:style-name="Tabla5.A1" office:value-type="string">
            <text:p text:style-name="P6">960,60€</text:p>
          </table:table-cell>
        </table:table-row>
        <table:table-row table:style-name="Tabla5.3">
          <table:table-cell table:style-name="Tabla5.A1" office:value-type="string">
            <text:p text:style-name="P7">Resp.Instalaciones</text:p>
          </table:table-cell>
          <table:table-cell table:style-name="Tabla5.A2" office:value-type="string">
            <text:p text:style-name="P6">40H</text:p>
          </table:table-cell>
          <table:table-cell table:style-name="Tabla5.A2" table:number-columns-spanned="2" office:value-type="string">
            <text:p text:style-name="P6">1200€</text:p>
          </table:table-cell>
          <table:covered-table-cell/>
          <table:table-cell table:style-name="Tabla5.A2" office:value-type="string">
            <text:p text:style-name="P6">16800€</text:p>
          </table:table-cell>
          <table:table-cell table:style-name="Tabla5.A1" office:value-type="string">
            <text:p text:style-name="P6">960,60€</text:p>
          </table:table-cell>
        </table:table-row>
        <table:table-row table:style-name="Tabla5.3">
          <table:table-cell table:style-name="Tabla5.A1" office:value-type="string">
            <text:p text:style-name="P7">TOTAL</text:p>
          </table:table-cell>
          <table:table-cell table:style-name="Tabla5.A2" office:value-type="string">
            <text:p text:style-name="P6">120h</text:p>
          </table:table-cell>
          <table:table-cell table:style-name="Tabla5.A2" table:number-columns-spanned="2" office:value-type="string">
            <text:p text:style-name="P6">3600€</text:p>
          </table:table-cell>
          <table:covered-table-cell/>
          <table:table-cell table:style-name="Tabla5.A2" office:value-type="string">
            <text:p text:style-name="P6">50400€</text:p>
          </table:table-cell>
          <table:table-cell table:style-name="Tabla5.A1" office:value-type="string">
            <text:p text:style-name="P6">2881,80€</text:p>
          </table:table-cell>
        </table:table-row>
      </table:table>
      <text:p text:style-name="P10"/>
      <text:p text:style-name="P12"><text:span text:style-name="T75">➢</text:span><text:span text:style-name="T72">Actividades externalizadas.</text:span><text:span text:style-name="T71"> </text:span><text:span text:style-name="T70">En principio se externalizarán todos los servicios de publicidad y comunicación: página web, redes sociales, publicidad en comercios del sector etc.</text:span></text:p>
      <text:p text:style-name="P7"/>
      <table:table table:name="Tabla6" table:style-name="Tabla6">
        <table:table-column table:style-name="Tabla6.A"/>
        <table:table-row table:style-name="Tabla6.1">
          <table:table-cell table:style-name="Tabla6.A1" office:value-type="string">
            <text:p text:style-name="P6">COSTE ANUAL</text:p>
          </table:table-cell>
        </table:table-row>
        <table:table-row table:style-name="Tabla6.2">
          <table:table-cell table:style-name="Tabla6.A1" office:value-type="string">
            <text:p text:style-name="P7">S. EXTERNOS <text:s text:c="6"/>500€</text:p>
          </table:table-cell>
        </table:table-row>
        <table:table-row table:style-name="Tabla6.2">
          <table:table-cell table:style-name="Tabla6.A1" office:value-type="string">
            <text:p text:style-name="P7">SOCIOS <text:s text:c="16"/>53.281.8€</text:p>
          </table:table-cell>
        </table:table-row>
        <table:table-row table:style-name="Tabla6.2">
          <table:table-cell table:style-name="Tabla6.A1" office:value-type="string">
            <text:p text:style-name="P7">TOTAL</text:p>
          </table:table-cell>
        </table:table-row>
      </table:table>
      <text:p text:style-name="P7"/>
      <text:p text:style-name="P7"/>
      <text:p text:style-name="P7"/>
      <text:p text:style-name="P7"><text:soft-page-break/></text:p>
      <text:p text:style-name="P7"/>
      <text:p text:style-name="P7"/>
      <text:p text:style-name="P7"/>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32"><text:span text:style-name="T3">GASTOS</text:span><text:span text:style-name="T4"> </text:span><text:span text:style-name="T3">DE</text:span><text:span text:style-name="T4"> </text:span><text:span text:style-name="T3">EXPLOTACIÓN</text:span></text:p>
          </table:table-cell>
          <table:table-cell table:style-name="Tabla7.B1" office:value-type="string">
            <text:p text:style-name="P91">MENSUALES<text:tab/>ANUALES</text:p>
          </table:table-cell>
          <table:table-cell office:value-type="string">
            <text:p text:style-name="Standard"/>
          </table:table-cell>
        </table:table-row>
        <table:table-row table:style-name="Tabla7.2">
          <table:table-cell table:style-name="Tabla7.A2" office:value-type="string">
            <text:p text:style-name="P33"><text:span text:style-name="T3">El<text:tab/>stock<text:tab/>mínimo<text:tab/>de<text:tab/></text:span><text:span text:style-name="T7">componentes</text:span></text:p>
            <text:p text:style-name="P34"><text:span text:style-name="T3">iniciales</text:span><text:span text:style-name="T4"> </text:span><text:span text:style-name="T3">(3)</text:span></text:p>
          </table:table-cell>
          <table:table-cell table:style-name="Tabla7.B2" table:number-columns-spanned="2" office:value-type="string">
            <text:p text:style-name="P28"/>
          </table:table-cell>
          <table:covered-table-cell/>
        </table:table-row>
        <table:table-row table:style-name="Tabla7.1">
          <table:table-cell table:style-name="Tabla7.B2" office:value-type="string">
            <text:p text:style-name="P34"><text:span text:style-name="T10">Seguros</text:span><text:span text:style-name="T12"> </text:span><text:span text:style-name="T10">respons.</text:span><text:span text:style-name="T14"> </text:span><text:span text:style-name="T10">civil</text:span><text:span text:style-name="T8"> </text:span><text:span text:style-name="T6">y</text:span><text:span text:style-name="T16"> </text:span><text:span text:style-name="T6">otros</text:span></text:p>
          </table:table-cell>
          <table:table-cell table:style-name="Tabla7.B2" table:number-columns-spanned="2" office:value-type="string">
            <text:p text:style-name="P28"/>
          </table:table-cell>
          <table:covered-table-cell/>
        </table:table-row>
        <table:table-row table:style-name="Tabla7.1">
          <table:table-cell table:style-name="Tabla7.B2" office:value-type="string">
            <text:p text:style-name="P34"><text:span text:style-name="T10">materias</text:span><text:span text:style-name="T12"> </text:span><text:span text:style-name="T6">primas</text:span></text:p>
          </table:table-cell>
          <table:table-cell table:style-name="Tabla7.B2" table:number-columns-spanned="2" office:value-type="string">
            <text:p text:style-name="P28"/>
          </table:table-cell>
          <table:covered-table-cell/>
        </table:table-row>
        <table:table-row table:style-name="Tabla7.1">
          <table:table-cell table:style-name="Tabla7.B2" office:value-type="string">
            <text:p text:style-name="P92">mercancías</text:p>
          </table:table-cell>
          <table:table-cell table:style-name="Tabla7.B2" table:number-columns-spanned="2" office:value-type="string">
            <text:p text:style-name="P28"/>
          </table:table-cell>
          <table:covered-table-cell/>
        </table:table-row>
        <table:table-row table:style-name="Tabla7.1">
          <table:table-cell table:style-name="Tabla7.B2" office:value-type="string">
            <text:p text:style-name="P34"><text:span text:style-name="T18">pasarelas</text:span><text:span text:style-name="T14"> </text:span><text:span text:style-name="T10">de</text:span><text:span text:style-name="T16"> </text:span><text:span text:style-name="T10">pago</text:span></text:p>
          </table:table-cell>
          <table:table-cell table:style-name="Tabla7.B2" table:number-columns-spanned="2" office:value-type="string">
            <text:p text:style-name="P28"/>
          </table:table-cell>
          <table:covered-table-cell/>
        </table:table-row>
        <table:table-row table:style-name="Tabla7.1">
          <table:table-cell table:style-name="Tabla7.B2" office:value-type="string">
            <text:p text:style-name="P92">Impuestos</text:p>
          </table:table-cell>
          <table:table-cell table:style-name="Tabla7.B2" table:number-columns-spanned="2" office:value-type="string">
            <text:p text:style-name="P28"/>
          </table:table-cell>
          <table:covered-table-cell/>
        </table:table-row>
        <table:table-row table:style-name="Tabla7.8">
          <table:table-cell table:style-name="Tabla7.B2" office:value-type="string">
            <text:p text:style-name="P40"><text:span text:style-name="T6">Salarios (calculado<text:tab/>en<text:tab/>el<text:tab/>plan<text:tab/>de</text:span><text:span text:style-name="T19"> </text:span><text:span text:style-name="T6">recursos</text:span><text:span text:style-name="T21"> </text:span><text:span text:style-name="T6">humanos)</text:span><text:span text:style-name="T22"> </text:span><text:span text:style-name="T6">(t3)</text:span></text:p>
          </table:table-cell>
          <table:table-cell table:style-name="Tabla7.B2" table:number-columns-spanned="2" office:value-type="string">
            <text:p text:style-name="P94">3600€</text:p>
          </table:table-cell>
          <table:covered-table-cell/>
        </table:table-row>
        <table:table-row table:style-name="Tabla7.1">
          <table:table-cell table:style-name="Tabla7.B2" office:value-type="string">
            <text:p text:style-name="P34"><text:span text:style-name="T6">Seguridad</text:span><text:span text:style-name="T12"> </text:span><text:span text:style-name="T6">Social</text:span></text:p>
          </table:table-cell>
          <table:table-cell table:style-name="Tabla7.B2" table:number-columns-spanned="2" office:value-type="string">
            <text:p text:style-name="P95">2881,80€</text:p>
          </table:table-cell>
          <table:covered-table-cell/>
        </table:table-row>
        <table:table-row table:style-name="Tabla7.8">
          <table:table-cell table:style-name="Tabla7.B2" office:value-type="string">
            <text:p text:style-name="P35"><text:span text:style-name="T6">Amortizaciones</text:span><text:span text:style-name="T10"> </text:span><text:span text:style-name="T6">inmovilizado</text:span><text:span text:style-name="T23"> </text:span><text:span text:style-name="T6">(Total</text:span><text:span text:style-name="T19"> <text:s text:c="3"/></text:span><text:span text:style-name="T6">de</text:span><text:span text:style-name="T18"> </text:span><text:span text:style-name="T6">la</text:span><text:span text:style-name="T25"> </text:span><text:span text:style-name="T6">tabla</text:span><text:span text:style-name="T8"> </text:span><text:span text:style-name="T6">4)</text:span></text:p>
          </table:table-cell>
          <table:table-cell table:style-name="Tabla7.B2" table:number-columns-spanned="2" office:value-type="string">
            <text:p text:style-name="P28"/>
          </table:table-cell>
          <table:covered-table-cell/>
        </table:table-row>
        <table:table-row table:style-name="Tabla7.1">
          <table:table-cell table:style-name="Tabla7.B2" office:value-type="string">
            <text:p text:style-name="P36"><text:span text:style-name="T10">Gastos</text:span><text:span text:style-name="T27"> </text:span><text:span text:style-name="T10">de</text:span><text:span text:style-name="T12"> </text:span><text:span text:style-name="T10">logística</text:span></text:p>
          </table:table-cell>
          <table:table-cell table:style-name="Tabla7.B2" table:number-columns-spanned="2" office:value-type="string">
            <text:p text:style-name="P28"/>
          </table:table-cell>
          <table:covered-table-cell/>
        </table:table-row>
        <table:table-row table:style-name="Tabla7.2">
          <table:table-cell table:style-name="Tabla7.B2" office:value-type="string">
            <text:p text:style-name="P37"><text:span text:style-name="T6">Suministros</text:span><text:span text:style-name="T28"> </text:span><text:span text:style-name="T6">(agua,<text:tab/>luz,<text:tab/></text:span><text:span text:style-name="T8">teléfonos,</text:span></text:p>
            <text:p text:style-name="P93">internet)</text:p>
          </table:table-cell>
          <table:table-cell table:style-name="Tabla7.B2" table:number-columns-spanned="2" office:value-type="string">
            <text:p text:style-name="P94">500€</text:p>
          </table:table-cell>
          <table:covered-table-cell/>
        </table:table-row>
        <table:table-row table:style-name="Tabla7.1">
          <table:table-cell table:style-name="Tabla7.B2" office:value-type="string">
            <text:p text:style-name="P34"><text:span text:style-name="T10">Gastos</text:span><text:span text:style-name="T16"> </text:span><text:span text:style-name="T10">en</text:span><text:span text:style-name="T14"> </text:span><text:span text:style-name="T10">Publicidad,</text:span><text:span text:style-name="T8"> </text:span><text:span text:style-name="T6">promoción</text:span></text:p>
          </table:table-cell>
          <table:table-cell table:style-name="Tabla7.B2" table:number-columns-spanned="2" office:value-type="string">
            <text:p text:style-name="P28"/>
          </table:table-cell>
          <table:covered-table-cell/>
        </table:table-row>
        <table:table-row table:style-name="Tabla7.1">
          <table:table-cell table:style-name="Tabla7.B2" office:value-type="string">
            <text:p text:style-name="P38"><text:span text:style-name="T6">Alquiler</text:span><text:span text:style-name="T5"> </text:span><text:span text:style-name="T6">de</text:span><text:span text:style-name="T27"> </text:span><text:span text:style-name="T6">local</text:span></text:p>
          </table:table-cell>
          <table:table-cell table:style-name="Tabla7.B2" table:number-columns-spanned="2" office:value-type="string">
            <text:p text:style-name="P95">800€</text:p>
          </table:table-cell>
          <table:covered-table-cell/>
        </table:table-row>
        <table:table-row table:style-name="Tabla7.1">
          <table:table-cell table:style-name="Tabla7.B2" office:value-type="string">
            <text:p text:style-name="P34"><text:span text:style-name="T6">Alquiler</text:span><text:span text:style-name="T27"> </text:span><text:span text:style-name="T6">maquinaria</text:span><text:span text:style-name="T12"> </text:span><text:span text:style-name="T6">o</text:span><text:span text:style-name="T27"> </text:span><text:span text:style-name="T6">vehículos</text:span></text:p>
          </table:table-cell>
          <table:table-cell table:style-name="Tabla7.B2" table:number-columns-spanned="2" office:value-type="string">
            <text:p text:style-name="P95">250€</text:p>
          </table:table-cell>
          <table:covered-table-cell/>
        </table:table-row>
        <table:table-row table:style-name="Tabla7.16">
          <table:table-cell table:style-name="Tabla7.B2" office:value-type="string">
            <text:p text:style-name="P36"><text:span text:style-name="T30">EMPRESAS</text:span><text:span text:style-name="T32"> </text:span><text:span text:style-name="T8">COLABORADORAS</text:span></text:p>
          </table:table-cell>
          <table:table-cell table:style-name="Tabla7.B2" table:number-columns-spanned="2" office:value-type="string">
            <text:p text:style-name="P28"/>
          </table:table-cell>
          <table:covered-table-cell/>
        </table:table-row>
        <table:table-row table:style-name="Tabla7.1">
          <table:table-cell table:style-name="Tabla7.B2" office:value-type="string">
            <text:p text:style-name="P38"><text:span text:style-name="T25">ESTUDIO</text:span><text:span text:style-name="T27"> </text:span><text:span text:style-name="T18">DE</text:span><text:span text:style-name="T30"> </text:span><text:span text:style-name="T18">MERCADO</text:span></text:p>
          </table:table-cell>
          <table:table-cell table:style-name="Tabla7.B2" table:number-columns-spanned="2" office:value-type="string">
            <text:p text:style-name="P28"/>
          </table:table-cell>
          <table:covered-table-cell/>
        </table:table-row>
        <table:table-row table:style-name="Tabla7.1">
          <table:table-cell table:style-name="Tabla7.B2" office:value-type="string">
            <text:p text:style-name="P92">FREELANCERS</text:p>
          </table:table-cell>
          <table:table-cell table:style-name="Tabla7.B2" table:number-columns-spanned="2" office:value-type="string">
            <text:p text:style-name="P28"/>
          </table:table-cell>
          <table:covered-table-cell/>
        </table:table-row>
        <table:table-row table:style-name="Tabla7.19">
          <table:table-cell table:style-name="Tabla7.A19" office:value-type="string">
            <text:p text:style-name="P41"><text:span text:style-name="T6">TOTAL</text:span><text:span text:style-name="T22"> </text:span><text:span text:style-name="T6">GASTOS <text:s/>DE</text:span><text:span text:style-name="T33"> </text:span><text:span text:style-name="T6">EXPLOTACIÓN</text:span></text:p>
            <text:p text:style-name="P42"><text:span text:style-name="T6">(Este</text:span><text:span text:style-name="T34"> </text:span><text:span text:style-name="T6">dato</text:span><text:span text:style-name="T35"> </text:span><text:span text:style-name="T6">debe</text:span><text:span text:style-name="T36"> </text:span><text:span text:style-name="T6">coincidir</text:span><text:span text:style-name="T37"> </text:span><text:span text:style-name="T6">con</text:span><text:span text:style-name="T38"> </text:span><text:span text:style-name="T6">los</text:span></text:p>
            <text:p text:style-name="P43"><text:span text:style-name="T6">gastos</text:span><text:span text:style-name="T5"> </text:span><text:span text:style-name="T6">de</text:span><text:span text:style-name="T5"> </text:span><text:span text:style-name="T6">explotación</text:span><text:span text:style-name="T30"> </text:span><text:span text:style-name="T6">de</text:span><text:span text:style-name="T32"> </text:span><text:span text:style-name="T6">la</text:span><text:span text:style-name="T5"> </text:span><text:span text:style-name="T6">cuenta</text:span><text:span text:style-name="T21"> </text:span><text:span text:style-name="T6">de</text:span><text:span text:style-name="T19"> </text:span><text:span text:style-name="T6">resultados</text:span><text:span text:style-name="T32"> </text:span><text:span text:style-name="T6">y</text:span><text:span text:style-name="T32"> </text:span><text:span text:style-name="T6">plan</text:span><text:span text:style-name="T21"> </text:span><text:span text:style-name="T6">de</text:span><text:span text:style-name="T32"> </text:span><text:span text:style-name="T6">tesorería)</text:span><text:span text:style-name="T14"> </text:span><text:span text:style-name="T6">(4)</text:span></text:p>
          </table:table-cell>
          <table:table-cell table:style-name="Tabla7.B2" table:number-columns-spanned="2" office:value-type="string">
            <text:p text:style-name="P28"/>
          </table:table-cell>
          <table:covered-table-cell/>
        </table:table-row>
        <table:table-row table:style-name="Tabla7.8">
          <table:table-cell table:style-name="Tabla7.B2" office:value-type="string">
            <text:p text:style-name="P44"><text:span text:style-name="T10">TOTAL</text:span><text:span text:style-name="T39"> </text:span><text:span text:style-name="T6">GASTOS</text:span><text:span text:style-name="T40"> </text:span><text:span text:style-name="T6">FINANCIEROS</text:span><text:span text:style-name="T41"> </text:span><text:span text:style-name="T6">(LOS</text:span><text:span text:style-name="T19"> </text:span><text:span text:style-name="T6">INTERESES DEL</text:span><text:span text:style-name="T25"> </text:span><text:span text:style-name="T6">PRÉSTAMO</text:span><text:span text:style-name="T21"> </text:span><text:span text:style-name="T6">(5)</text:span></text:p>
          </table:table-cell>
          <table:table-cell table:style-name="Tabla7.B2" table:number-columns-spanned="2" office:value-type="string">
            <text:p text:style-name="P94">0€</text:p>
          </table:table-cell>
          <table:covered-table-cell/>
        </table:table-row>
        <table:table-row table:style-name="Tabla7.21">
          <table:table-cell table:style-name="Tabla7.B2" office:value-type="string">
            <text:p text:style-name="P39"><text:span text:style-name="T1">TOTAL</text:span><text:span text:style-name="T55"> </text:span><text:span text:style-name="T1">GASTOS</text:span><text:span text:style-name="T54"> </text:span><text:span text:style-name="T1">(1-2-3-4)</text:span></text:p>
          </table:table-cell>
          <table:table-cell table:style-name="Tabla7.B2" table:number-columns-spanned="2" office:value-type="string">
            <text:p text:style-name="P28"/>
          </table:table-cell>
          <table:covered-table-cell/>
        </table:table-row>
      </table:table>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45"><text:span text:style-name="T76">AMORTIZACIONES<text:tab/>DE<text:tab/></text:span><text:span text:style-name="T77">LAS</text:span><text:span text:style-name="T78"> </text:span><text:span text:style-name="T76">INVERSIONES</text:span><text:span text:style-name="T79"> </text:span><text:span text:style-name="T76">(t4)</text:span></text:p>
          </table:table-cell>
          <table:table-cell table:style-name="Tabla8.A1" table:number-columns-spanned="2" office:value-type="string">
            <text:p text:style-name="P46"/>
            <text:p text:style-name="P48"><text:span text:style-name="T80">ELEMENTO</text:span><text:span text:style-name="T81"> </text:span><text:span text:style-name="T80">A</text:span><text:span text:style-name="T82"> </text:span><text:span text:style-name="T80">AMORTIZAR<text:tab/></text:span><text:span text:style-name="T76">COEFICIENTE</text:span><text:span text:style-name="T82"> </text:span><text:span text:style-name="T76">%</text:span></text:p>
          </table:table-cell>
          <table:covered-table-cell/>
        </table:table-row>
        <table:table-row table:style-name="Tabla8.2">
          <table:table-cell table:style-name="Tabla8.A1" office:value-type="string">
            <text:p text:style-name="P49"><text:span text:style-name="T17">I</text:span><text:span text:style-name="T18">nversiones</text:span><text:span text:style-name="T16"> </text:span><text:span text:style-name="T18">materiales:</text:span></text:p>
          </table:table-cell>
          <table:table-cell table:style-name="Tabla8.A1" office:value-type="string">
            <text:p text:style-name="P29"/>
          </table:table-cell>
          <table:table-cell table:style-name="Tabla8.A1" office:value-type="string">
            <text:p text:style-name="P29"/>
          </table:table-cell>
        </table:table-row>
        <table:table-row table:style-name="Tabla8.2">
          <table:table-cell table:style-name="Tabla8.A1" office:value-type="string">
            <text:p text:style-name="P50"><text:span text:style-name="T3">Edificios,</text:span><text:span text:style-name="T17"> </text:span><text:span text:style-name="T3">locales</text:span></text:p>
          </table:table-cell>
          <table:table-cell table:style-name="Tabla8.A1" office:value-type="string">
            <text:p text:style-name="P96">9600€</text:p>
          </table:table-cell>
          <table:table-cell table:style-name="Tabla8.A1" office:value-type="string">
            <text:p text:style-name="P97">0%</text:p>
          </table:table-cell>
        </table:table-row>
        <table:table-row table:style-name="Tabla8.2">
          <table:table-cell table:style-name="Tabla8.A1" office:value-type="string">
            <text:p text:style-name="P99">Maquinaria y herramienta</text:p>
          </table:table-cell>
          <table:table-cell table:style-name="Tabla8.A1" office:value-type="string">
            <text:p text:style-name="P96">3000€</text:p>
          </table:table-cell>
          <table:table-cell table:style-name="Tabla8.A1" office:value-type="string">
            <text:p text:style-name="P96">10%</text:p>
          </table:table-cell>
        </table:table-row>
        <table:table-row table:style-name="Tabla8.2">
          <table:table-cell table:style-name="Tabla8.A1" office:value-type="string">
            <text:p text:style-name="P50"><text:span text:style-name="T9">Elementos</text:span><text:span text:style-name="T7"> </text:span><text:span text:style-name="T9">de</text:span><text:span text:style-name="T15"> </text:span><text:span text:style-name="T9">transporte</text:span></text:p>
          </table:table-cell>
          <table:table-cell table:style-name="Tabla8.A1" office:value-type="string">
            <text:p text:style-name="P96">1440€</text:p>
          </table:table-cell>
          <table:table-cell table:style-name="Tabla8.A1" office:value-type="string">
            <text:p text:style-name="P96">0%</text:p>
          </table:table-cell>
        </table:table-row>
        <table:table-row table:style-name="Tabla8.2">
          <table:table-cell table:style-name="Tabla8.A1" office:value-type="string">
            <text:p text:style-name="P50"><text:span text:style-name="T17">Mobiliario</text:span><text:span text:style-name="T13"> </text:span><text:span text:style-name="T9">y</text:span><text:span text:style-name="T24"> </text:span><text:span text:style-name="T9">enseres</text:span></text:p>
          </table:table-cell>
          <table:table-cell table:style-name="Tabla8.A1" office:value-type="string">
            <text:p text:style-name="P96">3000€</text:p>
          </table:table-cell>
          <table:table-cell table:style-name="Tabla8.A1" office:value-type="string">
            <text:p text:style-name="P96">10%</text:p>
          </table:table-cell>
        </table:table-row>
        <table:table-row table:style-name="Tabla8.7">
          <table:table-cell table:style-name="Tabla8.A1" office:value-type="string">
            <text:p text:style-name="P55"><text:span text:style-name="T3">Elementos</text:span><text:span text:style-name="T42"> </text:span><text:span text:style-name="T3">proceso</text:span><text:span text:style-name="T43"> </text:span><text:span text:style-name="T3">de</text:span><text:span text:style-name="T44"> </text:span><text:span text:style-name="T3">la</text:span><text:span text:style-name="T43"> </text:span><text:span text:style-name="T3">información</text:span><text:span text:style-name="T45"> </text:span><text:span text:style-name="T3">(ordenadores</text:span><text:span text:style-name="T46"> </text:span><text:span text:style-name="T3">y</text:span><text:span text:style-name="T46"> </text:span><text:span text:style-name="T3">similares)</text:span></text:p>
          </table:table-cell>
          <table:table-cell table:style-name="Tabla8.A1" office:value-type="string">
            <text:p text:style-name="P98">4500€</text:p>
          </table:table-cell>
          <table:table-cell table:style-name="Tabla8.A1" office:value-type="string">
            <text:p text:style-name="P98">20%</text:p>
          </table:table-cell>
        </table:table-row>
        <table:table-row table:style-name="Tabla8.2">
          <table:table-cell table:style-name="Tabla8.A1" office:value-type="string">
            <text:p text:style-name="P51"><text:span text:style-name="T9">Reformas</text:span><text:span text:style-name="T13"> </text:span><text:span text:style-name="T3">local</text:span></text:p>
          </table:table-cell>
          <table:table-cell table:style-name="Tabla8.A1" office:value-type="string">
            <text:p text:style-name="P96">4000€</text:p>
          </table:table-cell>
          <table:table-cell table:style-name="Tabla8.A1" office:value-type="string">
            <text:p text:style-name="P97">10%</text:p>
          </table:table-cell>
        </table:table-row>
        <table:table-row table:style-name="Tabla8.2">
          <table:table-cell table:style-name="Tabla8.A1" office:value-type="string">
            <text:p text:style-name="P100">Vehículos</text:p>
          </table:table-cell>
          <table:table-cell table:style-name="Tabla8.A1" office:value-type="string">
            <text:p text:style-name="P96">3000€</text:p>
          </table:table-cell>
          <table:table-cell table:style-name="Tabla8.A1" office:value-type="string">
            <text:p text:style-name="P96">0%</text:p>
          </table:table-cell>
        </table:table-row>
        <table:table-row table:style-name="Tabla8.2">
          <table:table-cell table:style-name="Tabla8.A1" office:value-type="string">
            <text:p text:style-name="P101">Instalaciones</text:p>
          </table:table-cell>
          <table:table-cell table:style-name="Tabla8.A1" office:value-type="string">
            <text:p text:style-name="P96">500€</text:p>
          </table:table-cell>
          <table:table-cell table:style-name="Tabla8.A1" office:value-type="string">
            <text:p text:style-name="P96">10%</text:p>
          </table:table-cell>
        </table:table-row>
        <table:table-row table:style-name="Tabla8.2">
          <table:table-cell table:style-name="Tabla8.A1" office:value-type="string">
            <text:p text:style-name="P53"><text:span text:style-name="T18">Inversiones</text:span><text:span text:style-name="T16"> </text:span><text:span text:style-name="T10">intangibles</text:span></text:p>
          </table:table-cell>
          <table:table-cell table:style-name="Tabla8.A1" office:value-type="string">
            <text:p text:style-name="P29"/>
          </table:table-cell>
          <table:table-cell table:style-name="Tabla8.A1" office:value-type="string">
            <text:p text:style-name="P29"/>
          </table:table-cell>
        </table:table-row>
        <table:table-row table:style-name="Tabla8.12">
          <table:table-cell table:style-name="Tabla8.A1" office:value-type="string">
            <text:p text:style-name="P52"><text:span text:style-name="T17">Derechos</text:span><text:span text:style-name="T24"> </text:span><text:span text:style-name="T9">de</text:span><text:span text:style-name="T13"> </text:span><text:span text:style-name="T9">traspaso</text:span></text:p>
          </table:table-cell>
          <table:table-cell table:style-name="Tabla8.A1" office:value-type="string">
            <text:p text:style-name="P29"/>
          </table:table-cell>
          <table:table-cell table:style-name="Tabla8.A1" office:value-type="string">
            <text:p text:style-name="P29"/>
          </table:table-cell>
        </table:table-row>
        <table:table-row table:style-name="Tabla8.2">
          <table:table-cell table:style-name="Tabla8.A1" office:value-type="string">
            <text:p text:style-name="P53"><text:span text:style-name="T3">Patentes</text:span><text:span text:style-name="T17"> </text:span><text:span text:style-name="T3">y</text:span><text:span text:style-name="T9"> </text:span><text:span text:style-name="T3">marcas</text:span></text:p>
          </table:table-cell>
          <table:table-cell table:style-name="Tabla8.A1" office:value-type="string">
            <text:p text:style-name="P96">600€</text:p>
          </table:table-cell>
          <table:table-cell table:style-name="Tabla8.A1" office:value-type="string">
            <text:p text:style-name="P96">0%</text:p>
          </table:table-cell>
        </table:table-row>
        <table:table-row table:style-name="Tabla8.2">
          <table:table-cell table:style-name="Tabla8.A1" office:value-type="string">
            <text:p text:style-name="P51"><text:span text:style-name="T3">Depósitos</text:span><text:span text:style-name="T24"> </text:span><text:span text:style-name="T3">y</text:span><text:span text:style-name="T29"> </text:span><text:span text:style-name="T3">fianzas</text:span></text:p>
          </table:table-cell>
          <table:table-cell table:style-name="Tabla8.A1" office:value-type="string">
            <text:p text:style-name="P96">1600€</text:p>
          </table:table-cell>
          <table:table-cell table:style-name="Tabla8.A1" office:value-type="string">
            <text:p text:style-name="P96">0%</text:p>
          </table:table-cell>
        </table:table-row>
        <table:table-row table:style-name="Tabla8.2">
          <table:table-cell table:style-name="Tabla8.A1" office:value-type="string">
            <text:p text:style-name="P53"><text:span text:style-name="T17">Canon</text:span><text:span text:style-name="T26"> </text:span><text:span text:style-name="T9">de</text:span><text:span text:style-name="T26"> </text:span><text:span text:style-name="T9">entrada</text:span><text:span text:style-name="T15"> </text:span><text:span text:style-name="T9">en</text:span><text:span text:style-name="T15"> </text:span><text:span text:style-name="T9">la</text:span><text:span text:style-name="T11"> </text:span><text:span text:style-name="T9">franquicia</text:span></text:p>
          </table:table-cell>
          <table:table-cell table:style-name="Tabla8.A1" office:value-type="string">
            <text:p text:style-name="P29"/>
          </table:table-cell>
          <table:table-cell table:style-name="Tabla8.A1" office:value-type="string">
            <text:p text:style-name="P29"/>
          </table:table-cell>
        </table:table-row>
        <table:table-row table:style-name="Tabla8.2">
          <table:table-cell table:style-name="Tabla8.A1" office:value-type="string">
            <text:p text:style-name="P52"><text:span text:style-name="T9">Uso</text:span><text:span text:style-name="T11"> </text:span><text:span text:style-name="T9">aplicaciones</text:span><text:span text:style-name="T24"> </text:span><text:span text:style-name="T9">informáticas</text:span></text:p>
          </table:table-cell>
          <table:table-cell table:style-name="Tabla8.A1" office:value-type="string">
            <text:p text:style-name="P96">600€</text:p>
          </table:table-cell>
          <table:table-cell table:style-name="Tabla8.A1" office:value-type="string">
            <text:p text:style-name="P96">10%</text:p>
          </table:table-cell>
        </table:table-row>
        <table:table-row table:style-name="Tabla8.2">
          <table:table-cell table:style-name="Tabla8.A1" office:value-type="string">
            <text:p text:style-name="P54"><text:span text:style-name="T17">Página</text:span><text:span text:style-name="T26"> </text:span><text:span text:style-name="T9">web</text:span></text:p>
          </table:table-cell>
          <table:table-cell table:style-name="Tabla8.A1" office:value-type="string">
            <text:p text:style-name="P96">400€</text:p>
          </table:table-cell>
          <table:table-cell table:style-name="Tabla8.A1" office:value-type="string">
            <text:p text:style-name="P96">10%</text:p>
          </table:table-cell>
        </table:table-row>
        <table:table-row table:style-name="Tabla8.18">
          <table:table-cell table:style-name="Tabla8.A18" office:value-type="string">
            <text:p text:style-name="P53"><text:span text:style-name="T25">TOTAL</text:span><text:span text:style-name="T14"> </text:span><text:span text:style-name="T25">AMORTIZACIONES</text:span></text:p>
          </table:table-cell>
          <table:table-cell table:style-name="Tabla8.A1" office:value-type="string">
            <text:p text:style-name="P29"/>
          </table:table-cell>
          <table:table-cell table:style-name="Tabla8.A1" office:value-type="string">
            <text:p text:style-name="P29"/>
          </table:table-cell>
        </table:table-row>
      </table:table>
      <text:p text:style-name="P7"/>
      <text:p text:style-name="P7"/>
      <text:p text:style-name="P15"><text:span text:style-name="T83">PLAN</text:span><text:span text:style-name="T84"> </text:span><text:span text:style-name="T83">DE</text:span><text:span text:style-name="T85"> </text:span><text:span text:style-name="T83">FINANCIACIÓN </text:span></text:p>
      <text:p text:style-name="P82">Tabla 2 1.1</text:p>
      <text:p text:style-name="P16"/>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54"><text:span text:style-name="T3">TIPOS</text:span><text:span text:style-name="T31"> </text:span><text:span text:style-name="T3">DE</text:span><text:span text:style-name="T47"> </text:span><text:span text:style-name="T3">FINANCIACIÓN</text:span></text:p>
          </table:table-cell>
          <table:table-cell table:style-name="Tabla9.B1" office:value-type="string">
            <text:p text:style-name="P29"/>
          </table:table-cell>
          <table:table-cell table:style-name="Tabla9.A1" office:value-type="string">
            <text:p text:style-name="P102">IMPORTE</text:p>
          </table:table-cell>
        </table:table-row>
        <table:table-row table:style-name="Tabla9.2">
          <table:table-cell table:style-name="Tabla9.A1" table:number-rows-spanned="3" office:value-type="string">
            <text:p text:style-name="P56"/>
            <text:p text:style-name="P57"><text:span text:style-name="T9">FINACIACIÓN</text:span><text:span text:style-name="T26"> </text:span><text:span text:style-name="T9">PROPIA</text:span></text:p>
          </table:table-cell>
          <table:table-cell table:style-name="Tabla9.A1" office:value-type="string">
            <text:p text:style-name="P58"><text:span text:style-name="T9">Aportaciones</text:span><text:span text:style-name="T17"> </text:span><text:span text:style-name="T3">Socios</text:span><text:span text:style-name="T17"> </text:span><text:span text:style-name="T3">mínimo</text:span><text:span text:style-name="T11"> </text:span><text:span text:style-name="T3">35%</text:span></text:p>
          </table:table-cell>
          <table:table-cell table:style-name="Tabla9.A1" office:value-type="string">
            <text:p text:style-name="P95">70018€</text:p>
          </table:table-cell>
        </table:table-row>
        <table:table-row table:style-name="Tabla9.2">
          <table:covered-table-cell/>
          <table:table-cell table:style-name="Tabla9.A1" office:value-type="string">
            <text:p text:style-name="P58"><text:span text:style-name="T9">Subvenciones</text:span><text:span text:style-name="T48"> </text:span><text:span text:style-name="T9">(solo</text:span><text:span text:style-name="T26"> </text:span><text:span text:style-name="T3">si</text:span><text:span text:style-name="T4"> </text:span><text:span text:style-name="T3">se</text:span><text:span text:style-name="T26"> </text:span><text:span text:style-name="T3">hubieran</text:span><text:span text:style-name="T11"> </text:span><text:span text:style-name="T3">cobrado</text:span><text:span text:style-name="T11"> </text:span><text:span text:style-name="T3">ya)</text:span></text:p>
          </table:table-cell>
          <table:table-cell table:style-name="Tabla9.A1" office:value-type="string">
            <text:p text:style-name="P28"/>
          </table:table-cell>
        </table:table-row>
        <table:table-row table:style-name="Tabla9.2">
          <table:covered-table-cell/>
          <table:table-cell table:style-name="Tabla9.A1" office:value-type="string">
            <text:p text:style-name="P29"/>
          </table:table-cell>
          <table:table-cell table:style-name="Tabla9.A1" office:value-type="string">
            <text:p text:style-name="P28"/>
          </table:table-cell>
        </table:table-row>
        <table:table-row table:style-name="Tabla9.2">
          <table:table-cell table:style-name="Tabla9.A1" table:number-rows-spanned="9" office:value-type="string">
            <text:p text:style-name="P30"/>
            <text:p text:style-name="P30"/>
            <text:p text:style-name="P30"/>
            <text:p text:style-name="P59"/>
            <text:p text:style-name="P60"><text:span text:style-name="T9">FINACIACIÓN</text:span><text:span text:style-name="T26"> </text:span><text:span text:style-name="T3">AJENA</text:span></text:p>
          </table:table-cell>
          <table:table-cell table:style-name="Tabla9.A1" office:value-type="string">
            <text:p text:style-name="P58"><text:span text:style-name="T9">Préstamos</text:span><text:span text:style-name="T26"> </text:span><text:span text:style-name="T9">bancarios</text:span></text:p>
          </table:table-cell>
          <table:table-cell table:style-name="Tabla9.A1" office:value-type="string">
            <text:p text:style-name="P28"/>
          </table:table-cell>
        </table:table-row>
        <table:table-row table:style-name="Tabla9.2">
          <table:covered-table-cell/>
          <table:table-cell table:style-name="Tabla9.A1" office:value-type="string">
            <text:p text:style-name="P58"><text:span text:style-name="T3">líneas de</text:span><text:span text:style-name="T31"> </text:span><text:span text:style-name="T3">crédito</text:span></text:p>
          </table:table-cell>
          <table:table-cell table:style-name="Tabla9.A1" office:value-type="string">
            <text:p text:style-name="P28"/>
          </table:table-cell>
        </table:table-row>
        <table:table-row table:style-name="Tabla9.2">
          <table:covered-table-cell/>
          <table:table-cell table:style-name="Tabla9.A1" office:value-type="string">
            <text:p text:style-name="P103">Familia/amigos</text:p>
          </table:table-cell>
          <table:table-cell table:style-name="Tabla9.A1" office:value-type="string">
            <text:p text:style-name="P28"/>
          </table:table-cell>
        </table:table-row>
        <table:table-row table:style-name="Tabla9.2">
          <table:covered-table-cell/>
          <table:table-cell table:style-name="Tabla9.A1" office:value-type="string">
            <text:p text:style-name="P58"><text:span text:style-name="T17">Sociedad</text:span><text:span text:style-name="T13"> </text:span><text:span text:style-name="T17">Capital</text:span><text:span text:style-name="T7"> </text:span><text:span text:style-name="T17">Riesgo</text:span></text:p>
          </table:table-cell>
          <table:table-cell table:style-name="Tabla9.A1" office:value-type="string">
            <text:p text:style-name="P28"/>
          </table:table-cell>
        </table:table-row>
        <table:table-row table:style-name="Tabla9.2">
          <table:covered-table-cell/>
          <table:table-cell table:style-name="Tabla9.A1" office:value-type="string">
            <text:p text:style-name="P58"><text:span text:style-name="T3">Business</text:span><text:span text:style-name="T20"> </text:span><text:span text:style-name="T3">Angels</text:span></text:p>
          </table:table-cell>
          <table:table-cell table:style-name="Tabla9.A1" office:value-type="string">
            <text:p text:style-name="P28"/>
          </table:table-cell>
        </table:table-row>
        <table:table-row table:style-name="Tabla9.2">
          <table:covered-table-cell/>
          <table:table-cell table:style-name="Tabla9.A1" office:value-type="string">
            <text:p text:style-name="P103">Leasing</text:p>
          </table:table-cell>
          <table:table-cell table:style-name="Tabla9.A1" office:value-type="string">
            <text:p text:style-name="P28"/>
          </table:table-cell>
        </table:table-row>
        <table:table-row table:style-name="Tabla9.2">
          <table:covered-table-cell/>
          <table:table-cell table:style-name="Tabla9.A1" office:value-type="string">
            <text:p text:style-name="P103">Renting</text:p>
          </table:table-cell>
          <table:table-cell table:style-name="Tabla9.A1" office:value-type="string">
            <text:p text:style-name="P95">3000€</text:p>
          </table:table-cell>
        </table:table-row>
        <table:table-row table:style-name="Tabla9.12">
          <table:covered-table-cell/>
          <table:table-cell table:style-name="Tabla9.A1" office:value-type="string">
            <text:p text:style-name="P58"><text:span text:style-name="T9">Sociedad</text:span><text:span text:style-name="T15"> </text:span><text:span text:style-name="T9">de</text:span><text:span text:style-name="T15"> </text:span><text:span text:style-name="T3">Garantía</text:span><text:span text:style-name="T15"> </text:span><text:span text:style-name="T3">recíproca</text:span></text:p>
          </table:table-cell>
          <table:table-cell table:style-name="Tabla9.A1" office:value-type="string">
            <text:p text:style-name="P28"/>
          </table:table-cell>
        </table:table-row>
        <table:table-row table:style-name="Tabla9.2">
          <table:covered-table-cell/>
          <table:table-cell table:style-name="Tabla9.A1" office:value-type="string">
            <text:p text:style-name="P58"><text:span text:style-name="T24">De</text:span><text:span text:style-name="T47"> </text:span><text:span text:style-name="T24">los</text:span><text:span text:style-name="T9"> </text:span><text:span text:style-name="T24">proveedores</text:span></text:p>
          </table:table-cell>
          <table:table-cell table:style-name="Tabla9.A1" office:value-type="string">
            <text:p text:style-name="P28"/>
          </table:table-cell>
        </table:table-row>
        <table:table-row table:style-name="Tabla9.14">
          <table:table-cell table:style-name="Tabla9.A1" table:number-columns-spanned="2" office:value-type="string">
            <text:p text:style-name="P61"><text:span text:style-name="T3">TOTAL</text:span><text:span text:style-name="T49"> </text:span><text:span text:style-name="T56">Esta</text:span><text:span text:style-name="T57"> </text:span><text:span text:style-name="T56">cantidad</text:span><text:span text:style-name="T58"> </text:span><text:span text:style-name="T56">debe</text:span><text:span text:style-name="T58"> </text:span><text:span text:style-name="T56">coincidir</text:span><text:span text:style-name="T59"> </text:span><text:span text:style-name="T56">con:</text:span><text:span text:style-name="T60"> </text:span><text:span text:style-name="T56">El</text:span><text:span text:style-name="T61"> </text:span><text:span text:style-name="T62">total</text:span><text:span text:style-name="T63"> </text:span><text:span text:style-name="T62">de</text:span><text:span text:style-name="T64"> </text:span><text:span text:style-name="T62">inversiones,</text:span></text:p>
            <text:p text:style-name="P62"><text:span text:style-name="T62">Gastos</text:span><text:span text:style-name="T65"> </text:span><text:span text:style-name="T62">de</text:span><text:span text:style-name="T66"> </text:span><text:span text:style-name="T62">puesta</text:span><text:span text:style-name="T66"> </text:span><text:span text:style-name="T62">en</text:span><text:span text:style-name="T63"> </text:span><text:span text:style-name="T62">marcha</text:span><text:span text:style-name="T66"> </text:span><text:span text:style-name="T62">DE</text:span><text:span text:style-name="T67"> </text:span><text:span text:style-name="T62">CONSTITUCIÓN</text:span></text:p>
            <text:p text:style-name="P63"><text:span text:style-name="T62">Stock</text:span><text:span text:style-name="T66"> </text:span><text:span text:style-name="T62">mínimo</text:span><text:span text:style-name="T63"> </text:span><text:span text:style-name="T62">necesario</text:span><text:span text:style-name="T68"> </text:span><text:span text:style-name="T62">Y</text:span><text:span text:style-name="T69"> </text:span><text:span text:style-name="T62">dinero</text:span><text:span text:style-name="T63"> </text:span><text:span text:style-name="T62">efectivo</text:span><text:span text:style-name="T63"> </text:span><text:span text:style-name="T62">para</text:span><text:span text:style-name="T66"> </text:span><text:span text:style-name="T62">cubrir</text:span><text:span text:style-name="T64"> </text:span><text:span text:style-name="T62">los</text:span><text:span text:style-name="T66"> </text:span><text:span text:style-name="T62">gastos</text:span><text:span text:style-name="T66"> </text:span><text:span text:style-name="T62">de</text:span><text:span text:style-name="T65"> </text:span><text:span text:style-name="T62">los</text:span><text:span text:style-name="T66"> </text:span><text:span text:style-name="T62">primeros</text:span><text:span text:style-name="T64"> </text:span><text:span text:style-name="T62">3</text:span><text:span text:style-name="T66"> </text:span><text:span text:style-name="T62">meses</text:span></text:p>
          </table:table-cell>
          <table:covered-table-cell/>
          <table:table-cell table:style-name="Tabla9.A1" office:value-type="string">
            <text:p text:style-name="P31"/>
            <text:p text:style-name="P47"/>
            <text:p text:style-name="P104">73018€</text:p>
          </table:table-cell>
        </table:table-row>
      </table:table>
      <text:p text:style-name="P17"/>
      <text:p text:style-name="P18"/>
      <text:p text:style-name="P19"><text:span text:style-name="T6">(En</text:span><text:span text:style-name="T30"> </text:span><text:span text:style-name="T6">el</text:span><text:span text:style-name="T30"> </text:span><text:span text:style-name="T6">supuesto</text:span><text:span text:style-name="T25"> </text:span><text:span text:style-name="T6">de</text:span><text:span text:style-name="T25"> </text:span><text:span text:style-name="T6">tener</text:span><text:span text:style-name="T8"> </text:span><text:span text:style-name="T6">préstamo)</text:span></text:p>
      <text:p text:style-name="P20"><text:span text:style-name="T6">AMORTIZACIÓN</text:span><text:span text:style-name="T5"> </text:span><text:span text:style-name="T6">FINANCIERA</text:span><text:span text:style-name="T16"> </text:span><text:span text:style-name="T6">(PRÉSTAMOS)</text:span><text:span text:style-name="T50"> </text:span><text:span text:style-name="T6">(enlace</text:span><text:span text:style-name="T21"> </text:span><text:span text:style-name="T6">a</text:span><text:span text:style-name="T21"> </text:span><text:span text:style-name="T6">simulación</text:span><text:span text:style-name="T5"> </text:span><text:span text:style-name="T6">en</text:span><text:span text:style-name="T21"> </text:span><text:span text:style-name="T6">aules)</text:span></text:p>
      <text:p text:style-name="P83">Capital:</text:p>
      <text:p text:style-name="P21"><text:span text:style-name="T3">Tipo</text:span><text:span text:style-name="T24"> </text:span><text:span text:style-name="T3">de</text:span><text:span text:style-name="T24"> </text:span><text:span text:style-name="T3">interés:</text:span></text:p>
      <text:p text:style-name="P22"><text:soft-page-break/>Plan de amortización:</text:p>
      <text:p text:style-name="P22">Años de carencia:</text:p>
      <text:p text:style-name="P22"/>
      <text:p text:style-name="P7"/>
      <text:p text:style-name="P23"><text:span text:style-name="T3">Método</text:span><text:span text:style-name="T7"> </text:span><text:span text:style-name="T3">amortización:</text:span><text:span text:style-name="T24"> </text:span><text:span text:style-name="T3">Sistema</text:span><text:span text:style-name="T9"> </text:span><text:span text:style-name="T3">francés</text:span></text:p>
      <text:p text:style-name="P24"><text:span text:style-name="T86">(Tabla</text:span><text:span text:style-name="T87"> </text:span><text:span text:style-name="T86">3)</text:span><text:span text:style-name="T88"> </text:span><text:span text:style-name="T86">(puedes</text:span><text:span text:style-name="T88"> </text:span><text:span text:style-name="T86">sustituir</text:span><text:span text:style-name="T88"> </text:span><text:span text:style-name="T86">esta</text:span><text:span text:style-name="T89"> </text:span><text:span text:style-name="T86">tabla</text:span><text:span text:style-name="T87"> </text:span><text:span text:style-name="T86">por</text:span><text:span text:style-name="T89"> </text:span><text:span text:style-name="T86">la</text:span><text:span text:style-name="T87"> </text:span><text:span text:style-name="T86">tabla</text:span><text:span text:style-name="T89"> </text:span><text:span text:style-name="T86">de</text:span><text:span text:style-name="T89"> </text:span><text:span text:style-name="T86">la</text:span><text:span text:style-name="T87"> </text:span><text:span text:style-name="T86">simulación</text:span><text:span text:style-name="T87"> </text:span><text:span text:style-name="T86">del</text:span><text:span text:style-name="T88"> </text:span><text:span text:style-name="T86">préstamo)</text:span></text:p>
      <text:p text:style-name="P25"/>
      <table:table table:name="Tabla10" table:style-name="Tabla10">
        <table:table-column table:style-name="Tabla10.A"/>
        <table:table-column table:style-name="Tabla10.B"/>
        <table:table-column table:style-name="Tabla10.C"/>
        <table:table-column table:style-name="Tabla10.B"/>
        <table:table-column table:style-name="Tabla10.E"/>
        <table:table-row table:style-name="Tabla10.1">
          <table:table-cell table:style-name="Tabla10.A1" office:value-type="string">
            <text:p text:style-name="P105">AÑO</text:p>
          </table:table-cell>
          <table:table-cell table:style-name="Tabla10.A1" office:value-type="string">
            <text:p text:style-name="P65"><text:span text:style-name="T3">INTERESES<text:tab/></text:span><text:span text:style-name="T29">Y</text:span><text:span text:style-name="T45"> </text:span><text:span text:style-name="T3">COMISIONES</text:span></text:p>
          </table:table-cell>
          <table:table-cell table:style-name="Tabla10.A1" office:value-type="string">
            <text:p text:style-name="P66"><text:span text:style-name="T3">CUOTA</text:span><text:span text:style-name="T51"> </text:span><text:span text:style-name="T9">AMORTIZACIÓN</text:span></text:p>
          </table:table-cell>
          <table:table-cell table:style-name="Tabla10.A1" office:value-type="string">
            <text:p text:style-name="P64"><text:span text:style-name="T17">CUOTA</text:span><text:span text:style-name="T52"> </text:span><text:span text:style-name="T17">ANUAL</text:span></text:p>
          </table:table-cell>
          <table:table-cell table:style-name="Tabla10.A1" office:value-type="string">
            <text:p text:style-name="P105">RESTO</text:p>
          </table:table-cell>
        </table:table-row>
        <table:table-row table:style-name="Tabla10.2">
          <table:table-cell table:style-name="Tabla10.A1" office:value-type="string">
            <text:p text:style-name="P29"/>
          </table:table-cell>
          <table:table-cell table:style-name="Tabla10.A1" office:value-type="string">
            <text:p text:style-name="P29"/>
          </table:table-cell>
          <table:table-cell table:style-name="Tabla10.A1" office:value-type="string">
            <text:p text:style-name="P29"/>
          </table:table-cell>
          <table:table-cell table:style-name="Tabla10.A1" office:value-type="string">
            <text:p text:style-name="P29"/>
          </table:table-cell>
          <table:table-cell table:style-name="Tabla10.A1" office:value-type="string">
            <text:p text:style-name="P29"/>
          </table:table-cell>
        </table:table-row>
        <table:table-row table:style-name="Tabla10.3">
          <table:table-cell table:style-name="Tabla10.A1" office:value-type="string">
            <text:p text:style-name="P29"/>
          </table:table-cell>
          <table:table-cell table:style-name="Tabla10.A1" office:value-type="string">
            <text:p text:style-name="P29"/>
          </table:table-cell>
          <table:table-cell table:style-name="Tabla10.A1" office:value-type="string">
            <text:p text:style-name="P29"/>
          </table:table-cell>
          <table:table-cell table:style-name="Tabla10.A1" office:value-type="string">
            <text:p text:style-name="P64"><text:span text:style-name="T24">TOTAL</text:span><text:span text:style-name="T53"> </text:span><text:span text:style-name="T24">AÑO</text:span></text:p>
          </table:table-cell>
          <table:table-cell table:style-name="Tabla10.A1" office:value-type="string">
            <text:p text:style-name="P105">XXXX1</text:p>
          </table:table-cell>
        </table:table-row>
      </table:table>
      <text:p text:style-name="P2"/>
      <text:p text:style-name="P7"/>
      <text:p text:style-name="P7"/>
      <text:p text:style-name="P7"/>
      <text:p text:style-name="P7"/>
      <text:p text:style-name="P7"/>
      <text:p text:style-name="P7"/>
      <text:p text:style-name="P7"/>
      <text:p text:style-name="P7"/>
      <text:p text:style-name="P7"/>
      <text:p text:style-name="P7"/>
      <text:p text:style-name="P7"/>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alibri" svg:font-family="Calibri" style:font-family-generic="swiss"/>
    <style:font-face style:name="Microsoft Sans Serif" svg:font-family="'Microsoft Sans Serif'" style:font-family-generic="swiss"/>
    <style:font-face style:name="Segoe UI Symbol" svg:font-family="'Segoe UI Symbol'" style:font-family-generic="swiss"/>
    <style:font-face style:name="Times New Roman" svg:font-family="'Times New Roman'" style:font-family-generic="swiss"/>
    <style:font-face style:name="Courier New" svg:font-family="'Courier New'" style:font-adornments="Normal" style:font-family-generic="modern" style:font-pitch="fixed"/>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Segoe UI Symbol1" svg:font-family="'Segoe UI 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es" fo:country="ES"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0" fo:widows="0" fo:hyphenation-ladder-count="no-limit" style:writing-mode="lr-tb"/>
      <style:text-properties style:use-window-font-color="true" style:font-name="Times New Roman" fo:language="es" fo:country="ES" style:letter-kerning="true" style:font-name-asian="Andale Sans UI" style:language-asian="es" style:country-asian="ES" style:font-name-complex="Tahom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default-outline-level="" style:list-style-name="" style:class="text">
      <style:paragraph-properties fo:orphans="0" fo:widows="0"/>
      <style:text-properties style:font-name="Microsoft Sans Serif" fo:font-size="10.5pt" style:font-name-asian="Microsoft Sans Serif1" style:font-size-asian="10.5pt" style:language-asian="en" style:country-asian="US" style:font-name-complex="Microsoft Sans Serif1" style:font-size-complex="10.5pt"/>
    </style:style>
    <style:style style:name="List" style:family="paragraph" style:parent-style-name="Text_20_body" style:class="list">
      <style:text-properties style:font-name="Calibri" style:font-name-complex="Arial1"/>
    </style:style>
    <style:style style:name="Caption" style:family="paragraph" style:parent-style-name="Standard" style:class="extra">
      <style:paragraph-properties fo:margin-top="0.212cm" fo:margin-bottom="0.212cm" text:number-lines="false" text:line-number="0"/>
      <style:text-properties style:font-name="Calibri"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alibri" style:font-name-complex="Arial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rt0xe" style:family="paragraph" style:parent-style-name="Standard" style:default-outline-level="" style:list-style-name="">
      <style:paragraph-properties fo:margin-top="0.176cm" fo:margin-bottom="0.176cm"/>
    </style:style>
    <style:style style:name="Normal_20__28_Web_29_" style:display-name="Normal (Web)" style:family="paragraph" style:parent-style-name="Standard" style:default-outline-level="" style:list-style-name="">
      <style:paragraph-properties fo:margin-top="0.176cm" fo:margin-bottom="0.176cm"/>
    </style:style>
    <style:style style:name="Table_20_Paragraph" style:display-name="Table Paragraph" style:family="paragraph" style:parent-style-name="Standard" style:default-outline-level="" style:list-style-name="">
      <style:paragraph-properties fo:orphans="0" fo:widows="0"/>
      <style:text-properties style:font-name="Microsoft Sans Serif" fo:font-size="11pt" style:font-name-asian="Microsoft Sans Serif1" style:font-size-asian="11pt" style:language-asian="en" style:country-asian="US" style:font-name-complex="Microsoft Sans Serif1" style:font-size-complex="11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954f72"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Texto_20_independiente_20_Car" style:display-name="Texto independiente Car" style:family="text" style:parent-style-name="Default_20_Paragraph_20_Font">
      <style:text-properties style:font-name="Microsoft Sans Serif" fo:font-size="10.5pt" fo:language="es" fo:country="ES" style:font-name-asian="Microsoft Sans Serif1" style:font-size-asian="10.5pt" style:font-name-complex="Microsoft Sans Serif1" style:font-size-complex="10.5pt"/>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808cm" fo:margin-bottom="2.499cm" fo:margin-left="2cm" fo:margin-right="1.988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ía José Navarro</meta:initial-creator>
    <dc:creator>Carlos Manuel Martinez Pomares</dc:creator>
    <meta:editing-cycles>3</meta:editing-cycles>
    <meta:print-date>2022-11-20T21:00:00</meta:print-date>
    <meta:creation-date>2022-11-20T21:00:00</meta:creation-date>
    <dc:date>2022-11-21T23:23:22.76</dc:date>
    <meta:editing-duration>PT2H29M21S</meta:editing-duration>
    <meta:generator>OpenOffice/4.1.11$Win32 OpenOffice.org_project/4111m1$Build-9808</meta:generator>
    <meta:document-statistic meta:table-count="10" meta:image-count="0" meta:object-count="0" meta:page-count="8" meta:paragraph-count="300" meta:word-count="2007" meta:character-count="1259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